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華康楷書體W5" svg:font-family="華康楷書體W5" style:font-family-generic="modern" style:font-pitch="fixed" svg:panose-1="2 11 6 4 2 2 2 2 2 4"/>
    <style:font-face style:name="標楷體" svg:font-family="標楷體" style:font-family-generic="system" style:font-pitch="variable" svg:panose-1="2 1 6 1 0 1 1 1 1 1"/>
    <style:font-face style:name="MS Sans Serif" svg:font-family="MS Sans Serif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○">
        <style:list-level-properties text:space-before="0in" text:min-label-width="0.1458in" text:list-level-position-and-space-mode="label-alignment">
          <style:list-level-label-alignment text:label-followed-by="listtab" fo:margin-left="0.1458in" fo:text-indent="-0.1458in"/>
        </style:list-level-properties>
        <style:text-properties style:font-name="華康楷書體W5"/>
      </text:list-level-style-bullet>
    </text:list-style>
    <style:style style:name="TableColumn2" style:family="table-column">
      <style:table-column-properties style:column-width="0.4361in" style:use-optimal-column-width="false"/>
    </style:style>
    <style:style style:name="TableColumn3" style:family="table-column">
      <style:table-column-properties style:column-width="0.2305in" style:use-optimal-column-width="false"/>
    </style:style>
    <style:style style:name="TableColumn4" style:family="table-column">
      <style:table-column-properties style:column-width="0.1743in" style:use-optimal-column-width="false"/>
    </style:style>
    <style:style style:name="TableColumn5" style:family="table-column">
      <style:table-column-properties style:column-width="0.3256in" style:use-optimal-column-width="false"/>
    </style:style>
    <style:style style:name="TableColumn6" style:family="table-column">
      <style:table-column-properties style:column-width="0.0833in" style:use-optimal-column-width="false"/>
    </style:style>
    <style:style style:name="TableColumn7" style:family="table-column">
      <style:table-column-properties style:column-width="0.1666in" style:use-optimal-column-width="false"/>
    </style:style>
    <style:style style:name="TableColumn8" style:family="table-column">
      <style:table-column-properties style:column-width="1.5833in" style:use-optimal-column-width="false"/>
    </style:style>
    <style:style style:name="TableColumn9" style:family="table-column">
      <style:table-column-properties style:column-width="0.4166in" style:use-optimal-column-width="false"/>
    </style:style>
    <style:style style:name="TableColumn10" style:family="table-column">
      <style:table-column-properties style:column-width="0.6666in" style:use-optimal-column-width="false"/>
    </style:style>
    <style:style style:name="TableColumn11" style:family="table-column">
      <style:table-column-properties style:column-width="0.6666in" style:use-optimal-column-width="false"/>
    </style:style>
    <style:style style:name="Table1" style:family="table" style:master-page-name="MP0">
      <style:table-properties style:width="4.75in" fo:margin-left="0.4131in" table:align="left"/>
    </style:style>
    <style:style style:name="TableRow12" style:family="table-row">
      <style:table-row-properties style:use-optimal-row-height="false" fo:keep-together="always"/>
    </style:style>
    <style:style style:name="TableCell13" style:family="table-cell">
      <style:table-cell-properties fo:border="0.0069in solid #000000" style:writing-mode="lr-tb" fo:padding-top="0in" fo:padding-left="0.0194in" fo:padding-bottom="0in" fo:padding-right="0.0194in"/>
    </style:style>
    <style:style style:name="P14" style:parent-style-name="內文" style:family="paragraph">
      <style:paragraph-properties fo:break-before="page" fo:text-align="center">
        <style:tab-stops>
          <style:tab-stop style:type="left" style:position="1.1472in"/>
        </style:tab-stops>
      </style:paragraph-properties>
    </style:style>
    <style:style style:name="T16" style:parent-style-name="預設段落字型" style:family="text">
      <style:text-properties style:font-name="標楷體" style:font-name-asian="標楷體" fo:font-size="16pt" style:font-size-asian="16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fo:background-color="#FFFFFF" style:writing-mode="lr-tb" fo:padding-top="0in" fo:padding-left="0.0194in" fo:padding-bottom="0in" fo:padding-right="0.0194in"/>
    </style:style>
    <style:style style:name="P19" style:parent-style-name="內文" style:family="paragraph">
      <style:paragraph-properties fo:text-align="start" fo:margin-right="0.0715in" fo:text-indent="0.0638in"/>
      <style:text-properties style:font-name="標楷體" style:font-name-asian="標楷體" fo:font-size="14pt" style:font-size-asian="14pt"/>
    </style:style>
    <style:style style:name="TableCell20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194in" fo:padding-bottom="0in" fo:padding-right="0.0194in"/>
    </style:style>
    <style:style style:name="P21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="0.0069in solid #000000" fo:background-color="#FFFFFF" style:writing-mode="lr-tb" fo:padding-top="0in" fo:padding-left="0.0194in" fo:padding-bottom="0in" fo:padding-right="0.0194in"/>
    </style:style>
    <style:style style:name="P24" style:parent-style-name="內文" style:family="paragraph">
      <style:paragraph-properties fo:text-align="start" fo:margin-right="0.0715in" fo:text-indent="0.0638in"/>
      <style:text-properties style:font-name="標楷體" style:font-name-asian="標楷體" fo:font-size="14pt" style:font-size-asian="14pt"/>
    </style:style>
    <style:style style:name="TableCell25" style:family="table-cell">
      <style:table-cell-properties fo:border="0.0069in solid #000000" fo:background-color="#FFFFFF" style:writing-mode="lr-tb" fo:padding-top="0in" fo:padding-left="0.0194in" fo:padding-bottom="0in" fo:padding-right="0.0194in"/>
    </style:style>
    <style:style style:name="P26" style:parent-style-name="內文" style:family="paragraph">
      <style:paragraph-properties fo:text-align="justify">
        <style:tab-stops>
          <style:tab-stop style:type="left" style:position="1.2229in"/>
        </style:tab-stops>
      </style:paragraph-properties>
      <style:text-properties style:font-name="標楷體" style:font-name-asian="標楷體" fo:font-size="14pt" style:font-size-asian="14pt"/>
    </style:style>
    <style:style style:name="TableRow27" style:family="table-row">
      <style:table-row-properties style:use-optimal-row-height="false" fo:keep-together="always"/>
    </style:style>
    <style:style style:name="TableCell28" style:family="table-cell">
      <style:table-cell-properties fo:border="0.0069in solid #000000" fo:background-color="#FFFFFF" style:writing-mode="lr-tb" fo:padding-top="0in" fo:padding-left="0.0194in" fo:padding-bottom="0in" fo:padding-right="0.0194in"/>
    </style:style>
    <style:style style:name="P29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30" style:family="table-cell">
      <style:table-cell-properties fo:border="0.0069in solid #000000" fo:background-color="#FFFFFF" style:writing-mode="lr-tb" fo:padding-top="0in" fo:padding-left="0.0194in" fo:padding-bottom="0in" fo:padding-right="0.0194in"/>
    </style:style>
    <style:style style:name="P3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3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33" style:family="table-row">
      <style:table-row-properties style:use-optimal-row-height="false" fo:keep-together="always"/>
    </style:style>
    <style:style style:name="TableCell34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6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8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40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42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Row44" style:family="table-row">
      <style:table-row-properties style:use-optimal-row-height="false" fo:keep-together="always"/>
    </style:style>
    <style:style style:name="TableCell45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indent="0.0444in"/>
    </style:style>
    <style:style style:name="T54" style:parent-style-name="預設段落字型" style:family="text">
      <style:text-properties style:font-name="標楷體" style:font-name-asian="標楷體" fo:font-size="10pt" style:font-size-asian="10pt"/>
    </style:style>
    <style:style style:name="T55" style:parent-style-name="預設段落字型" style:family="text">
      <style:text-properties style:font-name="標楷體" style:font-name-asian="標楷體" fo:color="#000000" fo:font-size="10pt" style:font-size-asian="10pt"/>
    </style:style>
    <style:style style:name="T56" style:parent-style-name="預設段落字型" style:family="text">
      <style:text-properties style:font-name="標楷體" style:font-name-asian="標楷體" fo:font-size="10pt" style:font-size-asian="10pt"/>
    </style:style>
    <style:style style:name="TableCell5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63" style:family="table-row">
      <style:table-row-properties style:use-optimal-row-height="false" fo:keep-together="always"/>
    </style:style>
    <style:style style:name="P6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73" style:family="table-row">
      <style:table-row-properties style:use-optimal-row-height="false" fo:keep-together="always"/>
    </style:style>
    <style:style style:name="P7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75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7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85" style:family="table-row">
      <style:table-row-properties style:use-optimal-row-height="false" fo:keep-together="always"/>
    </style:style>
    <style:style style:name="P8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87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9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96" style:family="table-row">
      <style:table-row-properties style:use-optimal-row-height="false" fo:keep-together="always"/>
    </style:style>
    <style:style style:name="P9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8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9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0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107" style:family="table-row">
      <style:table-row-properties style:use-optimal-row-height="false" fo:keep-together="always"/>
    </style:style>
    <style:style style:name="P10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09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1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1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8" style:family="table-row">
      <style:table-row-properties style:use-optimal-row-height="false" fo:keep-together="always"/>
    </style:style>
    <style:style style:name="P11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0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P122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2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2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1" style:family="table-row">
      <style:table-row-properties style:use-optimal-row-height="false" fo:keep-together="always"/>
    </style:style>
    <style:style style:name="P13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33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3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3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2" style:family="table-row">
      <style:table-row-properties style:use-optimal-row-height="false" fo:keep-together="always"/>
    </style:style>
    <style:style style:name="P14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4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5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5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54" style:family="table-row">
      <style:table-row-properties style:use-optimal-row-height="false" fo:keep-together="always"/>
    </style:style>
    <style:style style:name="P15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56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5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6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6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65" style:family="table-row">
      <style:table-row-properties style:use-optimal-row-height="false" fo:keep-together="always"/>
    </style:style>
    <style:style style:name="P16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7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7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75" style:family="table-row">
      <style:table-row-properties style:use-optimal-row-height="false" fo:keep-together="always"/>
    </style:style>
    <style:style style:name="P17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7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8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8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85" style:family="table-row">
      <style:table-row-properties style:use-optimal-row-height="false" fo:keep-together="always"/>
    </style:style>
    <style:style style:name="P18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8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1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95" style:family="table-row">
      <style:table-row-properties style:use-optimal-row-height="false" fo:keep-together="always"/>
    </style:style>
    <style:style style:name="P19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9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9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0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indent="0.0638in"/>
      <style:text-properties style:font-name="標楷體" style:font-name-asian="標楷體" fo:font-size="10pt" style:font-size-asian="10pt"/>
    </style:style>
    <style:style style:name="TableCell20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0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0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08" style:family="table-row">
      <style:table-row-properties style:use-optimal-row-height="false" fo:keep-together="always"/>
    </style:style>
    <style:style style:name="P20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1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1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19" style:family="table-row">
      <style:table-row-properties style:use-optimal-row-height="false" fo:keep-together="always"/>
    </style:style>
    <style:style style:name="P22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2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2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2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2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30" style:family="table-row">
      <style:table-row-properties style:use-optimal-row-height="false" fo:keep-together="always"/>
    </style:style>
    <style:style style:name="P23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3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3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3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3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3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41" style:family="table-row">
      <style:table-row-properties style:use-optimal-row-height="false" fo:keep-together="always"/>
    </style:style>
    <style:style style:name="P24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4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4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4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5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52" style:family="table-row">
      <style:table-row-properties style:use-optimal-row-height="false" fo:keep-together="always"/>
    </style:style>
    <style:style style:name="P25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5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5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5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61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63" style:family="table-row">
      <style:table-row-properties style:use-optimal-row-height="false" fo:keep-together="always"/>
    </style:style>
    <style:style style:name="P26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2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71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73" style:family="table-row">
      <style:table-row-properties style:use-optimal-row-height="false" fo:keep-together="always"/>
    </style:style>
    <style:style style:name="TableCell274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7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7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27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2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8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8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8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87" style:family="table-row">
      <style:table-row-properties style:use-optimal-row-height="false" fo:keep-together="always"/>
    </style:style>
    <style:style style:name="P28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2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2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29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297" style:family="table-row">
      <style:table-row-properties style:use-optimal-row-height="false" fo:keep-together="always"/>
    </style:style>
    <style:style style:name="P29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29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0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0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0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307" style:family="table-row">
      <style:table-row-properties style:use-optimal-row-height="false" fo:keep-together="always"/>
    </style:style>
    <style:style style:name="P30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0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justify" fo:text-indent="0.0638in"/>
      <style:text-properties style:font-name="標楷體" style:font-name-asian="標楷體" fo:font-size="8pt" style:font-size-asian="8pt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/>
      <style:text-properties style:font-name="標楷體" style:font-name-asian="標楷體" fo:font-weight="bold" style:font-weight-asian="bold" fo:font-size="10pt" style:font-size-asian="10pt"/>
    </style:style>
    <style:style style:name="P32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2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3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3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3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3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3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3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340" style:family="table-row">
      <style:table-row-properties style:use-optimal-row-height="false" fo:keep-together="always"/>
    </style:style>
    <style:style style:name="P34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4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4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text-indent="0.0638in"/>
      <style:text-properties style:font-name="標楷體" style:font-name-asian="標楷體" fo:font-size="10pt" style:font-size-asian="10pt"/>
    </style:style>
    <style:style style:name="TableCell34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5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352" style:family="table-row">
      <style:table-row-properties style:use-optimal-row-height="false" fo:keep-together="always"/>
    </style:style>
    <style:style style:name="P35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5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5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text-indent="0.0638in"/>
      <style:text-properties style:font-name="標楷體" style:font-name-asian="標楷體" fo:font-size="10pt" style:font-size-asian="10pt"/>
    </style:style>
    <style:style style:name="TableCell35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6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6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364" style:family="table-row">
      <style:table-row-properties style:use-optimal-row-height="false" fo:keep-together="always"/>
    </style:style>
    <style:style style:name="P36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6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P368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P371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7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7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7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378" style:family="table-row">
      <style:table-row-properties style:use-optimal-row-height="false" fo:keep-together="always"/>
    </style:style>
    <style:style style:name="P37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8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8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8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8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8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8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8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38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9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9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39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396" style:family="table-row">
      <style:table-row-properties style:use-optimal-row-height="false" fo:keep-together="always"/>
    </style:style>
    <style:style style:name="P39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398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39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0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0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0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07" style:family="table-row">
      <style:table-row-properties style:use-optimal-row-height="false" fo:keep-together="always"/>
    </style:style>
    <style:style style:name="P40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09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1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1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1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1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18" style:family="table-row">
      <style:table-row-properties style:use-optimal-row-height="false" fo:keep-together="always"/>
    </style:style>
    <style:style style:name="P41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2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2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2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2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2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29" style:family="table-row">
      <style:table-row-properties style:use-optimal-row-height="false" fo:keep-together="always"/>
    </style:style>
    <style:style style:name="P43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31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3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indent="0.0638in"/>
      <style:text-properties style:font-name="標楷體" style:font-name-asian="標楷體" fo:font-size="10pt" style:font-size-asian="10pt"/>
    </style:style>
    <style:style style:name="TableCell43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3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3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40" style:family="table-row">
      <style:table-row-properties style:use-optimal-row-height="false" fo:keep-together="always"/>
    </style:style>
    <style:style style:name="P44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4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4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4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4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4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51" style:family="table-row">
      <style:table-row-properties style:use-optimal-row-height="false" fo:keep-together="always"/>
    </style:style>
    <style:style style:name="P45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53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5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indent="0.0638in"/>
      <style:text-properties style:font-name="標楷體" style:font-name-asian="標楷體" fo:font-size="10pt" style:font-size-asian="10pt"/>
    </style:style>
    <style:style style:name="TableCell45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5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6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62" style:family="table-row">
      <style:table-row-properties style:use-optimal-row-height="false" fo:keep-together="always"/>
    </style:style>
    <style:style style:name="P46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64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indent="0.0638in"/>
      <style:text-properties style:font-name="標楷體" style:font-name-asian="標楷體" fo:font-size="10pt" style:font-size-asian="10pt"/>
    </style:style>
    <style:style style:name="TableCell4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7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73" style:family="table-row">
      <style:table-row-properties style:use-optimal-row-height="false" fo:keep-together="always"/>
    </style:style>
    <style:style style:name="P47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75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7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7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8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8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84" style:family="table-row">
      <style:table-row-properties style:use-optimal-row-height="false" fo:keep-together="always"/>
    </style:style>
    <style:style style:name="P48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8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8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4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4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495" style:family="table-row">
      <style:table-row-properties style:use-optimal-row-height="false" fo:keep-together="always"/>
    </style:style>
    <style:style style:name="TableCell49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9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49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0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0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50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0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0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09" style:family="table-row">
      <style:table-row-properties style:use-optimal-row-height="false" fo:keep-together="always"/>
    </style:style>
    <style:style style:name="P51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justify" fo:margin-left="0.1277in" fo:text-indent="-0.0833in">
        <style:tab-stops/>
      </style:paragraph-properties>
      <style:text-properties style:font-name="標楷體" style:font-name-asian="標楷體" fo:font-size="10pt" style:font-size-asian="10pt"/>
    </style:style>
    <style:style style:name="TableCell5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1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19" style:family="table-row">
      <style:table-row-properties style:use-optimal-row-height="false" fo:keep-together="always"/>
    </style:style>
    <style:style style:name="P52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21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523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25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2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29" style:family="table-row">
      <style:table-row-properties style:use-optimal-row-height="false" fo:keep-together="always"/>
    </style:style>
    <style:style style:name="TableCell53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53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3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54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4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4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47" style:family="table-row">
      <style:table-row-properties style:use-optimal-row-height="false" fo:keep-together="always"/>
    </style:style>
    <style:style style:name="P54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4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55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5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5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57" style:family="table-row">
      <style:table-row-properties style:use-optimal-row-height="false" fo:keep-together="always"/>
    </style:style>
    <style:style style:name="P55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56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6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67" style:family="table-row">
      <style:table-row-properties style:use-optimal-row-height="false" fo:keep-together="always"/>
    </style:style>
    <style:style style:name="P56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57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7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7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77" style:family="table-row">
      <style:table-row-properties style:use-optimal-row-height="false" fo:keep-together="always"/>
    </style:style>
    <style:style style:name="P57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58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8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8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87" style:family="table-row">
      <style:table-row-properties style:use-optimal-row-height="false" fo:keep-together="always"/>
    </style:style>
    <style:style style:name="P58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5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59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597" style:family="table-row">
      <style:table-row-properties style:use-optimal-row-height="false" fo:keep-together="always"/>
    </style:style>
    <style:style style:name="P59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59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60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0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0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07" style:family="table-row">
      <style:table-row-properties style:use-optimal-row-height="false" fo:keep-together="always"/>
    </style:style>
    <style:style style:name="P60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60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indent="0.0444in"/>
      <style:text-properties style:font-name="標楷體" style:font-name-asian="標楷體" fo:font-size="10pt" style:font-size-asian="10pt"/>
    </style:style>
    <style:style style:name="TableCell6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justify" fo:text-indent="0.0444in"/>
      <style:text-properties style:font-name="標楷體" style:font-name-asian="標楷體" fo:font-size="10pt" style:font-size-asian="10pt"/>
    </style:style>
    <style:style style:name="TableCell6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1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19" style:family="table-row">
      <style:table-row-properties style:use-optimal-row-height="false" fo:keep-together="always"/>
    </style:style>
    <style:style style:name="P62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21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2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2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2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30" style:family="table-row">
      <style:table-row-properties style:use-optimal-row-height="false" fo:keep-together="always"/>
    </style:style>
    <style:style style:name="TableCell6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3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3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3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3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3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63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4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4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4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46" style:family="table-row">
      <style:table-row-properties style:use-optimal-row-height="false" fo:keep-together="always"/>
    </style:style>
    <style:style style:name="P64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49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5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5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5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56" style:family="table-row">
      <style:table-row-properties style:use-optimal-row-height="false" fo:keep-together="always"/>
    </style:style>
    <style:style style:name="P65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5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6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6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6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6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66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6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7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73" style:family="table-row">
      <style:table-row-properties style:use-optimal-row-height="false" fo:keep-together="always"/>
    </style:style>
    <style:style style:name="P67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675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7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7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8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8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84" style:family="table-row">
      <style:table-row-properties style:use-optimal-row-height="false" fo:keep-together="always"/>
    </style:style>
    <style:style style:name="P68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68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8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6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695" style:family="table-row">
      <style:table-row-properties style:use-optimal-row-height="false" fo:keep-together="always"/>
    </style:style>
    <style:style style:name="P69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697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69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indent="0.0638in"/>
      <style:text-properties style:font-name="標楷體" style:font-name-asian="標楷體" fo:font-size="10pt" style:font-size-asian="10pt"/>
    </style:style>
    <style:style style:name="TableCell70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0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0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706" style:family="table-row">
      <style:table-row-properties style:use-optimal-row-height="false" fo:keep-together="always"/>
    </style:style>
    <style:style style:name="P70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708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0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indent="0.0638in"/>
      <style:text-properties style:font-name="標楷體" style:font-name-asian="標楷體" fo:font-size="10pt" style:font-size-asian="10pt"/>
    </style:style>
    <style:style style:name="TableCell7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717" style:family="table-row">
      <style:table-row-properties style:use-optimal-row-height="false" fo:keep-together="always"/>
    </style:style>
    <style:style style:name="P71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719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2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2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2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728" style:family="table-row">
      <style:table-row-properties style:use-optimal-row-height="false" fo:keep-together="always"/>
    </style:style>
    <style:style style:name="P72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73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3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3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3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739" style:family="table-row">
      <style:table-row-properties style:use-optimal-row-height="false" fo:keep-together="always"/>
    </style:style>
    <style:style style:name="P74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741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4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74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4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750" style:family="table-row">
      <style:table-row-properties style:use-optimal-row-height="false" fo:keep-together="always"/>
    </style:style>
    <style:style style:name="TableCell75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5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5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5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761" style:family="table-row">
      <style:table-row-properties style:use-optimal-row-height="false" fo:keep-together="always"/>
    </style:style>
    <style:style style:name="P76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76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771" style:family="table-row">
      <style:table-row-properties style:use-optimal-row-height="false" fo:keep-together="always"/>
    </style:style>
    <style:style style:name="P77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77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7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7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781" style:family="table-row">
      <style:table-row-properties style:use-optimal-row-height="false" fo:keep-together="always"/>
    </style:style>
    <style:style style:name="P78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783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8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8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791" style:family="table-row">
      <style:table-row-properties style:use-optimal-row-height="false" fo:keep-together="always"/>
    </style:style>
    <style:style style:name="P79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7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9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9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79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801" style:parent-style-name="內文" style:family="paragraph">
      <style:paragraph-properties fo:margin-left="0.5902in" fo:text-indent="-0.1986in">
        <style:tab-stops/>
      </style:paragraph-properties>
    </style:style>
    <style:style style:name="T802" style:parent-style-name="預設段落字型" style:family="text">
      <style:text-properties style:font-name="標楷體" style:font-name-asian="標楷體" fo:color="#FF0000" fo:font-size="10pt" style:font-size-asian="10pt"/>
    </style:style>
    <style:style style:name="T803" style:parent-style-name="預設段落字型" style:family="text">
      <style:text-properties style:font-name="標楷體" style:font-name-asian="標楷體" fo:color="#FF0000" fo:font-size="10pt" style:font-size-asian="10pt"/>
    </style:style>
    <style:style style:name="T804" style:parent-style-name="預設段落字型" style:family="text">
      <style:text-properties style:font-name="標楷體" style:font-name-asian="標楷體" fo:color="#FF0000" style:font-size-complex="12pt"/>
    </style:style>
    <style:style style:name="T805" style:parent-style-name="預設段落字型" style:family="text">
      <style:text-properties style:font-name-asian="標楷體" fo:color="#FF0000" style:font-size-complex="12pt"/>
    </style:style>
    <style:style style:name="T806" style:parent-style-name="預設段落字型" style:family="text">
      <style:text-properties style:font-name-asian="標楷體" fo:color="#FF0000" style:font-size-complex="12pt"/>
    </style:style>
    <style:style style:name="T807" style:parent-style-name="預設段落字型" style:family="text">
      <style:text-properties style:font-name-asian="標楷體" fo:color="#FF0000" style:font-size-complex="12pt"/>
    </style:style>
    <style:style style:name="T808" style:parent-style-name="預設段落字型" style:family="text">
      <style:text-properties style:font-name-asian="標楷體" fo:color="#FF0000" style:font-size-complex="12pt"/>
    </style:style>
    <style:style style:name="T809" style:parent-style-name="預設段落字型" style:family="text">
      <style:text-properties style:font-name-asian="標楷體" fo:color="#FF0000" style:font-size-complex="12pt"/>
    </style:style>
    <style:style style:name="T810" style:parent-style-name="預設段落字型" style:family="text">
      <style:text-properties style:font-name-asian="標楷體" fo:color="#FF0000" style:font-size-complex="12pt"/>
    </style:style>
    <style:style style:name="T811" style:parent-style-name="預設段落字型" style:family="text">
      <style:text-properties style:font-name-asian="標楷體" fo:color="#FF0000" style:font-size-complex="12pt"/>
    </style:style>
    <style:style style:name="T812" style:parent-style-name="預設段落字型" style:family="text">
      <style:text-properties style:font-name-asian="標楷體" fo:color="#FF0000" style:font-size-complex="12pt"/>
    </style:style>
    <style:style style:name="T813" style:parent-style-name="預設段落字型" style:family="text">
      <style:text-properties style:font-name-asian="標楷體" fo:color="#FF0000" style:font-size-complex="12pt"/>
    </style:style>
    <style:style style:name="T814" style:parent-style-name="預設段落字型" style:family="text">
      <style:text-properties style:font-name-asian="標楷體" fo:color="#FF0000" style:font-size-complex="12pt"/>
    </style:style>
    <style:style style:name="T815" style:parent-style-name="預設段落字型" style:family="text">
      <style:text-properties style:font-name-asian="標楷體" fo:color="#FF0000" style:font-size-complex="12pt"/>
    </style:style>
    <style:style style:name="T816" style:parent-style-name="預設段落字型" style:family="text">
      <style:text-properties style:font-name-asian="標楷體" fo:color="#FF0000" style:font-size-complex="12pt"/>
    </style:style>
    <style:style style:name="T817" style:parent-style-name="預設段落字型" style:family="text">
      <style:text-properties style:font-name-asian="標楷體" fo:color="#FF0000" style:font-size-complex="12pt"/>
    </style:style>
    <style:style style:name="TableColumn819" style:family="table-column">
      <style:table-column-properties style:column-width="0.4166in" style:use-optimal-column-width="false"/>
    </style:style>
    <style:style style:name="TableColumn820" style:family="table-column">
      <style:table-column-properties style:column-width="0.6666in" style:use-optimal-column-width="false"/>
    </style:style>
    <style:style style:name="TableColumn821" style:family="table-column">
      <style:table-column-properties style:column-width="0.0833in" style:use-optimal-column-width="false"/>
    </style:style>
    <style:style style:name="TableColumn822" style:family="table-column">
      <style:table-column-properties style:column-width="1.8333in" style:use-optimal-column-width="false"/>
    </style:style>
    <style:style style:name="TableColumn823" style:family="table-column">
      <style:table-column-properties style:column-width="0.4166in" style:use-optimal-column-width="false"/>
    </style:style>
    <style:style style:name="TableColumn824" style:family="table-column">
      <style:table-column-properties style:column-width="0.6666in" style:use-optimal-column-width="false"/>
    </style:style>
    <style:style style:name="TableColumn825" style:family="table-column">
      <style:table-column-properties style:column-width="0.6666in" style:use-optimal-column-width="false"/>
    </style:style>
    <style:style style:name="Table818" style:family="table">
      <style:table-properties style:width="4.75in" fo:margin-left="0.0194in" table:align="left"/>
    </style:style>
    <style:style style:name="TableRow826" style:family="table-row">
      <style:table-row-properties style:use-optimal-row-height="false" fo:keep-together="always"/>
    </style:style>
    <style:style style:name="TableCell82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2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/>
    </style:style>
    <style:style style:name="T833" style:parent-style-name="預設段落字型" style:family="text">
      <style:text-properties style:font-name="標楷體" style:font-name-asian="標楷體" fo:font-size="16pt" style:font-size-asian="16pt"/>
    </style:style>
    <style:style style:name="T834" style:parent-style-name="預設段落字型" style:family="text">
      <style:text-properties style:font-name="標楷體" style:font-name-asian="標楷體" fo:font-size="10pt" style:font-size-asian="10pt"/>
    </style:style>
    <style:style style:name="TableCell83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3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Row839" style:family="table-row">
      <style:table-row-properties style:use-optimal-row-height="false" fo:keep-together="always"/>
    </style:style>
    <style:style style:name="TableCell840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84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84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84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4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4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4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5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853" style:family="table-row">
      <style:table-row-properties style:use-optimal-row-height="false" fo:keep-together="always"/>
    </style:style>
    <style:style style:name="P85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55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57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5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86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862" style:family="table-row">
      <style:table-row-properties style:use-optimal-row-height="false" fo:keep-together="always"/>
    </style:style>
    <style:style style:name="P86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6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86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TableCell86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P8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871" style:family="table-row">
      <style:table-row-properties style:use-optimal-row-height="false" fo:keep-together="always"/>
    </style:style>
    <style:style style:name="P87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7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justify" fo:margin-left="0.1472in" fo:text-indent="0.3333in">
        <style:tab-stops/>
      </style:paragraph-properties>
    </style:style>
    <style:style style:name="T875" style:parent-style-name="預設段落字型" style:family="text">
      <style:text-properties style:font-name="標楷體" style:font-name-asian="標楷體" fo:letter-spacing="-0.0138in" fo:font-size="10pt" style:font-size-asian="10pt"/>
    </style:style>
    <style:style style:name="T876" style:parent-style-name="預設段落字型" style:family="text">
      <style:text-properties style:font-name="標楷體" style:font-name-asian="標楷體" fo:font-size="10pt" style:font-size-asian="10pt"/>
    </style:style>
    <style:style style:name="TableCell87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78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TableCell8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P88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882" style:family="table-row">
      <style:table-row-properties style:use-optimal-row-height="false" fo:keep-together="always"/>
    </style:style>
    <style:style style:name="P88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8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justify" fo:text-indent="0.4805in"/>
      <style:text-properties style:font-name="標楷體" style:font-name-asian="標楷體" fo:font-size="10pt" style:font-size-asian="10pt"/>
    </style:style>
    <style:style style:name="TableCell88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TableCell88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P8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891" style:family="table-row">
      <style:table-row-properties style:use-optimal-row-height="false" fo:keep-together="always"/>
    </style:style>
    <style:style style:name="P89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89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9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89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89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900" style:family="table-row">
      <style:table-row-properties style:use-optimal-row-height="false" fo:keep-together="always"/>
    </style:style>
    <style:style style:name="P90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90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0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0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90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909" style:family="table-row">
      <style:table-row-properties style:use-optimal-row-height="false" fo:keep-together="always"/>
    </style:style>
    <style:style style:name="P91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9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91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918" style:family="table-row">
      <style:table-row-properties style:use-optimal-row-height="false" fo:keep-together="always"/>
    </style:style>
    <style:style style:name="P91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92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2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92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927" style:family="table-row">
      <style:table-row-properties style:use-optimal-row-height="false" fo:keep-together="always"/>
    </style:style>
    <style:style style:name="P92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92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3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93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936" style:family="table-row">
      <style:table-row-properties style:use-optimal-row-height="false" fo:keep-together="always"/>
    </style:style>
    <style:style style:name="TableCell93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3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4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4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4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4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4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4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946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5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5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5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956" style:family="table-row">
      <style:table-row-properties style:use-optimal-row-height="false" fo:keep-together="always"/>
    </style:style>
    <style:style style:name="P95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95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5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61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63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6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967" style:family="table-row">
      <style:table-row-properties style:use-optimal-row-height="false" fo:keep-together="always"/>
    </style:style>
    <style:style style:name="P9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96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70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justify"/>
      <style:text-properties style:font-name="標楷體" style:font-name-asian="標楷體" fo:font-size="10pt" style:font-size-asian="10pt" fo:background-color="#FFFFFF"/>
    </style:style>
    <style:style style:name="TableCell972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74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7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978" style:family="table-row">
      <style:table-row-properties style:min-row-height="0.1652in" style:use-optimal-row-height="false" fo:keep-together="always"/>
    </style:style>
    <style:style style:name="P97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8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8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8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8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8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8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8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990" style:family="table-row">
      <style:table-row-properties style:min-row-height="0.1652in" style:use-optimal-row-height="false" fo:keep-together="always"/>
    </style:style>
    <style:style style:name="P99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92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9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99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justify" fo:margin-left="0.1472in" fo:text-indent="-0.1472in">
        <style:tab-stops/>
      </style:paragraph-properties>
      <style:text-properties style:font-name="標楷體" style:font-name-asian="標楷體" fo:font-size="10pt" style:font-size-asian="10pt"/>
    </style:style>
    <style:style style:name="P997" style:parent-style-name="內文" style:family="paragraph">
      <style:paragraph-properties fo:text-align="justify" fo:margin-left="0.1472in" fo:text-indent="-0.1472in">
        <style:tab-stops/>
      </style:paragraph-properties>
      <style:text-properties style:font-name="標楷體" style:font-name-asian="標楷體" fo:font-size="10pt" style:font-size-asian="10pt"/>
    </style:style>
    <style:style style:name="TableCell99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0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0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04" style:family="table-row">
      <style:table-row-properties style:min-row-height="0.1652in" style:use-optimal-row-height="false" fo:keep-together="always"/>
    </style:style>
    <style:style style:name="P100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00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0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0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15" style:family="table-row">
      <style:table-row-properties style:min-row-height="0.1652in" style:use-optimal-row-height="false" fo:keep-together="always"/>
    </style:style>
    <style:style style:name="P101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01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1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2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2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26" style:family="table-row">
      <style:table-row-properties style:min-row-height="0.1652in" style:use-optimal-row-height="false" fo:keep-together="always"/>
    </style:style>
    <style:style style:name="P102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02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2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3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3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37" style:family="table-row">
      <style:table-row-properties style:min-row-height="0.1652in" style:use-optimal-row-height="false" fo:keep-together="always"/>
    </style:style>
    <style:style style:name="P103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3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justify"/>
    </style:style>
    <style:style style:name="T1041" style:parent-style-name="預設段落字型" style:family="text">
      <style:text-properties style:font-name="標楷體" style:font-name-asian="標楷體" fo:font-size="10pt" style:font-size-asian="10pt"/>
    </style:style>
    <style:style style:name="T1042" style:parent-style-name="預設段落字型" style:family="text">
      <style:text-properties style:font-name="標楷體" style:font-name-asian="標楷體" fo:font-size="10pt" style:font-size-asian="10pt"/>
    </style:style>
    <style:style style:name="T1043" style:parent-style-name="預設段落字型" style:family="text">
      <style:text-properties style:font-name="標楷體" style:font-name-asian="標楷體" fo:font-size="10pt" style:font-size-asian="10pt"/>
    </style:style>
    <style:style style:name="T1044" style:parent-style-name="預設段落字型" style:family="text">
      <style:text-properties style:font-name="標楷體" style:font-name-asian="標楷體" fo:font-size="10pt" style:font-size-asian="10pt"/>
    </style:style>
    <style:style style:name="T1045" style:parent-style-name="預設段落字型" style:family="text">
      <style:text-properties style:font-name="標楷體" style:font-name-asian="標楷體" fo:font-size="10pt" style:font-size-asian="10pt"/>
    </style:style>
    <style:style style:name="P1046" style:parent-style-name="內文" style:family="paragraph">
      <style:paragraph-properties fo:text-align="justify"/>
    </style:style>
    <style:style style:name="T1047" style:parent-style-name="預設段落字型" style:family="text">
      <style:text-properties style:font-name="標楷體" style:font-name-asian="標楷體" fo:font-size="10pt" style:font-size-asian="10pt"/>
    </style:style>
    <style:style style:name="T1048" style:parent-style-name="預設段落字型" style:family="text">
      <style:text-properties style:font-name="標楷體" style:font-name-asian="標楷體" fo:font-size="10pt" style:font-size-asian="10pt"/>
    </style:style>
    <style:style style:name="TableCell104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5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5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55" style:family="table-row">
      <style:table-row-properties style:use-optimal-row-height="false" fo:keep-together="always"/>
    </style:style>
    <style:style style:name="TableCell105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margin-left="0.3138in" fo:text-indent="-0.3138in">
        <style:tab-stops/>
      </style:paragraph-properties>
      <style:text-properties style:font-name="標楷體" style:font-name-asian="標楷體" fo:font-size="10pt" style:font-size-asian="10pt"/>
    </style:style>
    <style:style style:name="TableCell105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6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6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6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66" style:family="table-row">
      <style:table-row-properties style:use-optimal-row-height="false" fo:keep-together="always"/>
    </style:style>
    <style:style style:name="P1067" style:parent-style-name="內文" style:family="paragraph">
      <style:text-properties style:font-name="標楷體" style:font-name-asian="標楷體" fo:font-size="10pt" style:font-size-asian="10pt"/>
    </style:style>
    <style:style style:name="TableCell106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7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7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7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76" style:family="table-row">
      <style:table-row-properties style:use-optimal-row-height="false" fo:keep-together="always"/>
    </style:style>
    <style:style style:name="P1077" style:parent-style-name="內文" style:family="paragraph">
      <style:text-properties style:font-name="標楷體" style:font-name-asian="標楷體" fo:font-size="10pt" style:font-size-asian="10pt"/>
    </style:style>
    <style:style style:name="TableCell107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8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8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8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86" style:family="table-row">
      <style:table-row-properties style:use-optimal-row-height="false" fo:keep-together="always"/>
    </style:style>
    <style:style style:name="P1087" style:parent-style-name="內文" style:family="paragraph">
      <style:text-properties style:font-name="標楷體" style:font-name-asian="標楷體" fo:font-size="10pt" style:font-size-asian="10pt"/>
    </style:style>
    <style:style style:name="TableCell108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9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9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09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096" style:family="table-row">
      <style:table-row-properties style:use-optimal-row-height="false" fo:keep-together="always"/>
    </style:style>
    <style:style style:name="P1097" style:parent-style-name="內文" style:family="paragraph">
      <style:text-properties style:font-name="標楷體" style:font-name-asian="標楷體" fo:font-size="10pt" style:font-size-asian="10pt"/>
    </style:style>
    <style:style style:name="TableCell109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0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0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0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06" style:family="table-row">
      <style:table-row-properties style:use-optimal-row-height="false" fo:keep-together="always"/>
    </style:style>
    <style:style style:name="TableCell110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margin-left="0.4805in" fo:text-indent="-0.4805in">
        <style:tab-stops/>
      </style:paragraph-properties>
      <style:text-properties style:font-name="標楷體" style:font-name-asian="標楷體" fo:font-size="10pt" style:font-size-asian="10pt"/>
    </style:style>
    <style:style style:name="TableCell110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17" style:family="table-row">
      <style:table-row-properties style:use-optimal-row-height="false" fo:keep-together="always"/>
    </style:style>
    <style:style style:name="P111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1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2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2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2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27" style:family="table-row">
      <style:table-row-properties style:use-optimal-row-height="false" fo:keep-together="always"/>
    </style:style>
    <style:style style:name="P112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2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3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3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37" style:family="table-row">
      <style:table-row-properties style:use-optimal-row-height="false" fo:keep-together="always"/>
    </style:style>
    <style:style style:name="P113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3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4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4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4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47" style:family="table-row">
      <style:table-row-properties style:use-optimal-row-height="false" fo:keep-together="always"/>
    </style:style>
    <style:style style:name="P114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4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5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5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5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57" style:family="table-row">
      <style:table-row-properties style:min-row-height="0.1868in" style:use-optimal-row-height="false" fo:keep-together="always"/>
    </style:style>
    <style:style style:name="TableCell115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justify" fo:margin-left="0.4805in" fo:text-indent="-0.4805in">
        <style:tab-stops/>
      </style:paragraph-properties>
      <style:text-properties style:font-name="標楷體" style:font-name-asian="標楷體" fo:font-size="10pt" style:font-size-asian="10pt"/>
    </style:style>
    <style:style style:name="TableCell116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6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6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66" style:family="table-row">
      <style:table-row-properties style:use-optimal-row-height="false" fo:keep-together="always"/>
    </style:style>
    <style:style style:name="TableCell116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6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3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4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7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1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81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182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18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84" style:parent-style-name="內文" style:family="paragraph">
      <style:paragraph-properties fo:text-align="justify"/>
    </style:style>
    <style:style style:name="T1185" style:parent-style-name="預設段落字型" style:family="text">
      <style:text-properties style:font-name="標楷體" style:font-name-asian="標楷體" fo:font-size="10pt" style:font-size-asian="10pt"/>
    </style:style>
    <style:style style:name="T1186" style:parent-style-name="預設段落字型" style:family="text">
      <style:text-properties style:font-name="標楷體" style:font-name-asian="標楷體" fo:font-size="10pt" style:font-size-asian="10pt"/>
    </style:style>
    <style:style style:name="TableCell118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8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8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1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9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193" style:family="table-row">
      <style:table-row-properties style:use-optimal-row-height="false" fo:keep-together="always"/>
    </style:style>
    <style:style style:name="P11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19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19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text-align="justify"/>
    </style:style>
    <style:style style:name="T1198" style:parent-style-name="預設段落字型" style:family="text">
      <style:text-properties style:font-name="標楷體" style:font-name-asian="標楷體" fo:font-size="10pt" style:font-size-asian="10pt"/>
    </style:style>
    <style:style style:name="T1199" style:parent-style-name="預設段落字型" style:family="text">
      <style:text-properties style:font-name="標楷體" style:font-name-asian="標楷體" fo:font-size="10pt" style:font-size-asian="10pt"/>
    </style:style>
    <style:style style:name="TableCell120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0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0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0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0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0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06" style:family="table-row">
      <style:table-row-properties style:use-optimal-row-height="false" fo:keep-together="always"/>
    </style:style>
    <style:style style:name="P120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0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0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1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1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1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1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1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17" style:family="table-row">
      <style:table-row-properties style:use-optimal-row-height="false" fo:keep-together="always"/>
    </style:style>
    <style:style style:name="P121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1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20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2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22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24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2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2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28" style:family="table-row">
      <style:table-row-properties style:use-optimal-row-height="false" fo:keep-together="always"/>
    </style:style>
    <style:style style:name="P122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30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3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32" style:parent-style-name="內文" style:family="paragraph">
      <style:paragraph-properties fo:text-align="justify"/>
    </style:style>
    <style:style style:name="T1233" style:parent-style-name="預設段落字型" style:family="text">
      <style:text-properties style:font-name="標楷體" style:font-name-asian="標楷體" fo:font-size="10pt" style:font-size-asian="10pt"/>
    </style:style>
    <style:style style:name="T1234" style:parent-style-name="預設段落字型" style:family="text">
      <style:text-properties style:font-name="標楷體" style:font-name-asian="標楷體" fo:font-size="10pt" style:font-size-asian="10pt"/>
    </style:style>
    <style:style style:name="T1235" style:parent-style-name="預設段落字型" style:family="text">
      <style:text-properties style:font-name="標楷體" style:font-name-asian="標楷體" fo:font-size="8pt" style:font-size-asian="8pt"/>
    </style:style>
    <style:style style:name="T1236" style:parent-style-name="預設段落字型" style:family="text">
      <style:text-properties style:font-name="標楷體" style:font-name-asian="標楷體" fo:font-size="8pt" style:font-size-asian="8pt"/>
    </style:style>
    <style:style style:name="TableCell123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3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3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4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4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4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43" style:family="table-row">
      <style:table-row-properties style:use-optimal-row-height="false" fo:keep-together="always"/>
    </style:style>
    <style:style style:name="P124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4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46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P1247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4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4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5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5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5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5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5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55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56" style:family="table-row">
      <style:table-row-properties style:use-optimal-row-height="false" fo:keep-together="always"/>
    </style:style>
    <style:style style:name="P125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58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6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6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6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6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6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67" style:family="table-row">
      <style:table-row-properties style:use-optimal-row-height="false" fo:keep-together="always"/>
    </style:style>
    <style:style style:name="P12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6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ableCell1270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71" style:parent-style-name="內文" style:family="paragraph">
      <style:paragraph-properties fo:text-align="justify"/>
    </style:style>
    <style:style style:name="T1272" style:parent-style-name="預設段落字型" style:family="text">
      <style:text-properties style:font-name="標楷體" style:font-name-asian="標楷體" fo:font-size="10pt" style:font-size-asian="10pt"/>
    </style:style>
    <style:style style:name="T1273" style:parent-style-name="預設段落字型" style:family="text">
      <style:text-properties style:font-name="標楷體" style:font-name-asian="標楷體" fo:font-size="10pt" style:font-size-asian="10pt"/>
    </style:style>
    <style:style style:name="T1274" style:parent-style-name="預設段落字型" style:family="text">
      <style:text-properties style:font-name="標楷體" style:font-name-asian="標楷體" fo:font-size="8pt" style:font-size-asian="8pt"/>
    </style:style>
    <style:style style:name="TableCell1275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7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77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7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7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8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81" style:family="table-row">
      <style:table-row-properties style:use-optimal-row-height="false" fo:keep-together="always"/>
    </style:style>
    <style:style style:name="P128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8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8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8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8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8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8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8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9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291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292" style:family="table-row">
      <style:table-row-properties style:use-optimal-row-height="false" fo:keep-together="always"/>
    </style:style>
    <style:style style:name="P129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29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95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9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97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29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29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0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0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02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03" style:family="table-row">
      <style:table-row-properties style:use-optimal-row-height="false" fo:keep-together="always"/>
    </style:style>
    <style:style style:name="TableCell1304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05" style:parent-style-name="內文" style:family="paragraph">
      <style:paragraph-properties fo:text-align="justify" fo:margin-left="0.3972in" fo:text-indent="-0.3972in">
        <style:tab-stops/>
      </style:paragraph-properties>
      <style:text-properties style:font-name="標楷體" style:font-name-asian="標楷體" fo:font-size="10pt" style:font-size-asian="10pt"/>
    </style:style>
    <style:style style:name="TableCell130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0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0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0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1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1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1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1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Row1314" style:family="table-row">
      <style:table-row-properties style:use-optimal-row-height="false" fo:keep-together="always"/>
    </style:style>
    <style:style style:name="P131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16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1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18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1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20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2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2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24" style:family="table-row">
      <style:table-row-properties style:use-optimal-row-height="false" fo:keep-together="always"/>
    </style:style>
    <style:style style:name="P13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2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2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2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2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3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3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3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33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34" style:family="table-row">
      <style:table-row-properties style:use-optimal-row-height="false" fo:keep-together="always"/>
    </style:style>
    <style:style style:name="TableCell133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36" style:parent-style-name="內文" style:family="paragraph">
      <style:paragraph-properties fo:text-align="justify" fo:margin-left="0.4729in" fo:text-indent="-0.4027in">
        <style:tab-stops/>
      </style:paragraph-properties>
      <style:text-properties style:font-name="標楷體" style:font-name-asian="標楷體" fo:font-size="10pt" style:font-size-asian="10pt"/>
    </style:style>
    <style:style style:name="TableCell133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3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3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4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4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4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4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44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45" style:family="table-row">
      <style:table-row-properties style:use-optimal-row-height="false" fo:keep-together="always"/>
    </style:style>
    <style:style style:name="TableCell134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4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348" style:parent-style-name="內文" style:family="paragraph">
      <style:paragraph-properties fo:text-align="justify" fo:text-indent="0.4805in"/>
      <style:text-properties style:font-name="標楷體" style:font-name-asian="標楷體" fo:font-size="10pt" style:font-size-asian="10pt"/>
    </style:style>
    <style:style style:name="TableCell134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5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5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5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5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5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5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5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57" style:family="table-row">
      <style:table-row-properties style:use-optimal-row-height="false" fo:keep-together="always"/>
    </style:style>
    <style:style style:name="P135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5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6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6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6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6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6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6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6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67" style:family="table-row">
      <style:table-row-properties style:use-optimal-row-height="false" fo:keep-together="always"/>
    </style:style>
    <style:style style:name="P136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69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7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7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7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7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7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7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76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77" style:family="table-row">
      <style:table-row-properties style:use-optimal-row-height="false" fo:keep-together="always"/>
    </style:style>
    <style:style style:name="TableCell1378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79" style:parent-style-name="內文" style:family="paragraph">
      <style:paragraph-properties fo:text-align="justify" fo:margin-left="0.4715in" fo:text-indent="-0.393in">
        <style:tab-stops/>
      </style:paragraph-properties>
      <style:text-properties style:font-name="標楷體" style:font-name-asian="標楷體" fo:font-size="10pt" style:font-size-asian="10pt"/>
    </style:style>
    <style:style style:name="TableCell138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81" style:parent-style-name="內文" style:family="paragraph">
      <style:paragraph-properties fo:text-align="justify" fo:margin-left="0.1472in" fo:text-indent="-0.1472in">
        <style:tab-stops/>
      </style:paragraph-properties>
      <style:text-properties style:font-name="標楷體" style:font-name-asian="標楷體" fo:font-size="10pt" style:font-size-asian="10pt"/>
    </style:style>
    <style:style style:name="TableCell138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83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138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8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86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87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388" style:family="table-row">
      <style:table-row-properties style:use-optimal-row-height="false" fo:keep-together="always"/>
    </style:style>
    <style:style style:name="TableCell138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390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91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92" style:parent-style-name="內文" style:family="paragraph">
      <style:paragraph-properties fo:text-align="justify" fo:margin-left="0.1472in" fo:text-indent="-0.1472in">
        <style:tab-stops/>
      </style:paragraph-properties>
    </style:style>
    <style:style style:name="T1393" style:parent-style-name="預設段落字型" style:family="text">
      <style:text-properties style:font-name="標楷體" style:font-name-asian="標楷體" fo:font-size="10pt" style:font-size-asian="10pt"/>
    </style:style>
    <style:style style:name="T1394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TableCell139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9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139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39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39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0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01" style:family="table-row">
      <style:table-row-properties style:use-optimal-row-height="false" fo:keep-together="always"/>
    </style:style>
    <style:style style:name="P1402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1403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0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05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0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1407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0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0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1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11" style:family="table-row">
      <style:table-row-properties style:use-optimal-row-height="false" fo:keep-together="always"/>
    </style:style>
    <style:style style:name="P141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13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1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15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16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TableCell1417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1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19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2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21" style:family="table-row">
      <style:table-row-properties style:use-optimal-row-height="false" fo:keep-together="always"/>
    </style:style>
    <style:style style:name="TableCell142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23" style:parent-style-name="內文" style:family="paragraph">
      <style:paragraph-properties fo:text-align="justify" fo:margin-left="0.4805in" fo:text-indent="-0.4805in">
        <style:tab-stops/>
      </style:paragraph-properties>
      <style:text-properties style:font-name="標楷體" style:font-name-asian="標楷體" fo:font-size="10pt" style:font-size-asian="10pt"/>
    </style:style>
    <style:style style:name="TableCell1424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2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26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2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28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42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30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31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32" style:family="table-row">
      <style:table-row-properties style:use-optimal-row-height="false" fo:keep-together="always"/>
    </style:style>
    <style:style style:name="P143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3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3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3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3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3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39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440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41" style:family="table-row">
      <style:table-row-properties style:use-optimal-row-height="false" fo:keep-together="always"/>
    </style:style>
    <style:style style:name="P1442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43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44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45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46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47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48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44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50" style:family="table-row">
      <style:table-row-properties style:use-optimal-row-height="false" fo:keep-together="always"/>
    </style:style>
    <style:style style:name="P145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5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5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5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5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5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5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5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5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60" style:family="table-row">
      <style:table-row-properties style:use-optimal-row-height="false" fo:keep-together="always"/>
    </style:style>
    <style:style style:name="P146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6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6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6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6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6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6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6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6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70" style:family="table-row">
      <style:table-row-properties style:use-optimal-row-height="false" fo:keep-together="always"/>
    </style:style>
    <style:style style:name="P147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72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73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7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75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7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77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TableCell147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479" style:parent-style-name="內文" style:family="paragraph">
      <style:paragraph-properties fo:text-align="justify"/>
      <style:text-properties style:font-name="標楷體" style:font-name-asian="標楷體" fo:font-size="8pt" style:font-size-asian="8pt"/>
    </style:style>
    <style:style style:name="TableRow1480" style:family="table-row">
      <style:table-row-properties style:min-row-height="0.202in" style:use-optimal-row-height="false" fo:keep-together="always"/>
    </style:style>
    <style:style style:name="TableCell1481" style:family="table-cell">
      <style:table-cell-properties fo:border="none" fo:background-color="#FFFFFF" style:writing-mode="lr-tb" style:vertical-align="middle" fo:padding-top="0in" fo:padding-left="0.0194in" fo:padding-bottom="0in" fo:padding-right="0.0194in"/>
    </style:style>
    <style:style style:name="P1482" style:parent-style-name="內文" style:family="paragraph">
      <style:paragraph-properties fo:text-align="justify" fo:text-indent="0.0638in"/>
      <style:text-properties style:font-name="標楷體" style:font-name-asian="標楷體" fo:font-weight="bold" style:font-weight-asian="bold" fo:font-size="10pt" style:font-size-asian="10pt"/>
    </style:style>
    <style:style style:name="TableCell1483" style:family="table-cell">
      <style:table-cell-properties fo:border="none" fo:background-color="#FFFFFF" style:writing-mode="lr-tb" style:vertical-align="middle" fo:padding-top="0in" fo:padding-left="0.0194in" fo:padding-bottom="0in" fo:padding-right="0.0194in"/>
    </style:style>
    <style:style style:name="P1484" style:parent-style-name="內文" style:family="paragraph">
      <style:paragraph-properties fo:text-align="justify" fo:text-indent="0.0638in"/>
      <style:text-properties style:font-name="標楷體" style:font-name-asian="標楷體" fo:font-weight="bold" style:font-weight-asian="bold" fo:font-size="10pt" style:font-size-asian="10pt"/>
    </style:style>
    <style:style style:name="TableRow1485" style:family="table-row">
      <style:table-row-properties style:min-row-height="0.2118in" style:use-optimal-row-height="false" fo:keep-together="always"/>
    </style:style>
    <style:style style:name="TableCell1486" style:family="table-cell">
      <style:table-cell-properties fo:border="none" fo:background-color="#FFFFFF" style:writing-mode="lr-tb" style:vertical-align="middle" fo:padding-top="0in" fo:padding-left="0.0194in" fo:padding-bottom="0in" fo:padding-right="0.0194in"/>
    </style:style>
    <style:style style:name="P1487" style:parent-style-name="內文" style:family="paragraph">
      <style:paragraph-properties fo:text-align="justify" fo:text-indent="0.0638in"/>
      <style:text-properties style:font-name="標楷體" style:font-name-asian="標楷體" fo:font-weight="bold" style:font-weight-asian="bold" fo:font-size="10pt" style:font-size-asian="10pt"/>
    </style:style>
    <style:style style:name="TableCell1488" style:family="table-cell">
      <style:table-cell-properties fo:border="none" fo:background-color="#FFFFFF" style:writing-mode="lr-tb" style:vertical-align="middle" fo:padding-top="0in" fo:padding-left="0.0194in" fo:padding-bottom="0in" fo:padding-right="0.0194in"/>
    </style:style>
    <style:style style:name="P1489" style:parent-style-name="內文" style:family="paragraph">
      <style:paragraph-properties fo:text-align="justify" fo:text-indent="0.0638in"/>
      <style:text-properties style:font-name="標楷體" style:font-name-asian="標楷體" fo:font-weight="bold" style:font-weight-asian="bold" fo:font-size="10pt" style:font-size-asian="10pt"/>
    </style:style>
    <style:style style:name="TableRow1490" style:family="table-row">
      <style:table-row-properties style:min-row-height="0.2243in" style:use-optimal-row-height="false" fo:keep-together="always"/>
    </style:style>
    <style:style style:name="TableCell1491" style:family="table-cell">
      <style:table-cell-properties fo:border="none" fo:background-color="#FFFFFF" style:writing-mode="lr-tb" style:vertical-align="middle" fo:padding-top="0in" fo:padding-left="0.0194in" fo:padding-bottom="0in" fo:padding-right="0.0194in"/>
    </style:style>
    <style:style style:name="P1492" style:parent-style-name="內文" style:family="paragraph">
      <style:paragraph-properties fo:text-align="justify" fo:text-indent="0.0638in"/>
    </style:style>
    <style:style style:name="T1493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TableCell1494" style:family="table-cell">
      <style:table-cell-properties fo:border="none" fo:background-color="#FFFFFF" style:writing-mode="lr-tb" style:vertical-align="middle" fo:padding-top="0in" fo:padding-left="0.0194in" fo:padding-bottom="0in" fo:padding-right="0.0194in"/>
    </style:style>
    <style:style style:name="P1495" style:parent-style-name="內文" style:family="paragraph">
      <style:paragraph-properties fo:text-align="justify" fo:text-indent="0.0638in"/>
      <style:text-properties style:font-name="標楷體" style:font-name-asian="標楷體" fo:font-weight="bold" style:font-weight-asian="bold" fo:font-size="10pt" style:font-size-asian="10pt"/>
    </style:style>
    <style:style style:name="TableRow1496" style:family="table-row">
      <style:table-row-properties style:min-row-height="1.5756in" style:use-optimal-row-height="false" fo:keep-together="always"/>
    </style:style>
    <style:style style:name="TableCell1497" style:family="table-cell">
      <style:table-cell-properties fo:border="none" fo:background-color="#FFFFFF" style:writing-mode="lr-tb" fo:padding-top="0in" fo:padding-left="0.0194in" fo:padding-bottom="0in" fo:padding-right="0.0194in"/>
    </style:style>
    <style:style style:name="P1498" style:parent-style-name="內文" style:family="paragraph">
      <style:paragraph-properties fo:text-align="justify" fo:text-indent="0.0638in"/>
      <style:text-properties style:font-name="標楷體" style:font-name-asian="標楷體" fo:font-weight="bold" style:font-weight-asian="bold"/>
    </style:style>
    <style:style style:name="P1499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P1500" style:parent-style-name="內文" style:family="paragraph">
      <style:paragraph-properties fo:text-align="justify" fo:text-indent="0.0638in"/>
      <style:text-properties style:font-name="標楷體" style:font-name-asian="標楷體" fo:font-size="10pt" style:font-size-asian="10pt"/>
    </style:style>
    <style:style style:name="P1501" style:parent-style-name="內文" style:family="paragraph">
      <style:paragraph-properties fo:text-align="justify"/>
      <style:text-properties style:font-name="標楷體" style:font-name-asian="標楷體" fo:font-size="10pt" style:font-size-asian="10pt"/>
    </style:style>
    <style:style style:name="P1502" style:parent-style-name="內文" style:family="paragraph">
      <style:paragraph-properties fo:text-align="end">
        <style:tab-stops>
          <style:tab-stop style:type="left" style:position="1.8972in"/>
        </style:tab-stops>
      </style:paragraph-properties>
      <style:text-properties style:font-name="細明體" style:font-name-asian="細明體" fo:font-weight="bold" style:font-weight-asian="bold" fo:color="#FF0000" fo:font-size="10pt" style:font-size-asian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10">
            <text:p text:style-name="P14"><text:span text:style-name="T16">專用下水道設置 專業技師 檢 核 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3">
            <text:p text:style-name="P19">設置人</text:p>
          </table:table-cell>
          <table:covered-table-cell/>
          <table:covered-table-cell/>
          <table:table-cell table:style-name="TableCell20" table:number-columns-spanned="7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3">
            <text:p text:style-name="P24">地 號</text:p>
          </table:table-cell>
          <table:covered-table-cell/>
          <table:covered-table-cell/>
          <table:table-cell table:style-name="TableCell25" table:number-columns-spanned="7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3">
            <text:p text:style-name="P29">申請項目</text:p>
          </table:table-cell>
          <table:covered-table-cell/>
          <table:covered-table-cell/>
          <table:table-cell table:style-name="TableCell30" table:number-columns-spanned="7">
            <text:p text:style-name="P31">□建照 <text:s text:c="3"/>□建照變更 <text:s text:c="6"/>□開工 <text:s text:c="4"/>□開工後變更<text:s/></text:p>
            <text:p text:style-name="P32">□使照 <text:s text:c="20"/>□雜照 <text:s text:c="4"/>□雜使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>項 <text:s text:c="2"/>目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6">
            <text:p text:style-name="P37">本 案 設 計</text:p>
          </table:table-cell>
          <table:table-cell table:style-name="TableCell38">
            <text:p text:style-name="P39">技師檢核</text:p>
          </table:table-cell>
          <table:table-cell table:style-name="TableCell40">
            <text:p text:style-name="P41">頁 碼</text:p>
          </table:table-cell>
          <table:table-cell table:style-name="TableCell42">
            <text:p text:style-name="P43">備 註</text:p>
          </table:table-cell>
        </table:table-row>
        <table:table-row table:style-name="TableRow44">
          <table:table-cell table:style-name="TableCell45" table:number-rows-spanned="20">
            <text:p text:style-name="P46">一</text:p>
            <text:p text:style-name="P47">、</text:p>
            <text:p text:style-name="P48">基</text:p>
            <text:p text:style-name="P49">本</text:p>
            <text:p text:style-name="P50">資</text:p>
            <text:p text:style-name="P51">料</text:p>
          </table:table-cell>
          <table:table-cell table:style-name="TableCell52" table:number-columns-spanned="6">
            <text:p text:style-name="P53"><text:span text:style-name="T54">1</text:span><text:span text:style-name="T55">建管課申請書影本（具建管課收</text:span><text:span text:style-name="T56">文章）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 table:number-columns-spanned="6">
            <text:p text:style-name="P66">2建照影本（雙頁及附頁）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 table:number-columns-spanned="5" table:number-rows-spanned="4">
            <text:p text:style-name="P76">設置人資料</text:p>
          </table:table-cell>
          <table:covered-table-cell/>
          <table:covered-table-cell/>
          <table:covered-table-cell/>
          <table:covered-table-cell/>
          <table:table-cell table:style-name="TableCell77">
            <text:p text:style-name="P78">3身分證影本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covered-table-cell>
            <text:p text:style-name="P87"/>
          </table:covered-table-cell>
          <table:covered-table-cell/>
          <table:covered-table-cell/>
          <table:covered-table-cell/>
          <table:covered-table-cell/>
          <table:table-cell table:style-name="TableCell88">
            <text:p text:style-name="P89">4營利事業登記證影本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covered-table-cell>
            <text:p text:style-name="P97"/>
          </table:covered-table-cell>
          <table:covered-table-cell>
            <text:p text:style-name="P98"/>
          </table:covered-table-cell>
          <table:covered-table-cell/>
          <table:covered-table-cell/>
          <table:covered-table-cell/>
          <table:covered-table-cell/>
          <table:table-cell table:style-name="TableCell99">
            <text:p text:style-name="P100">5公司執照影本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covered-table-cell>
            <text:p text:style-name="P108"/>
          </table:covered-table-cell>
          <table:covered-table-cell>
            <text:p text:style-name="P109"/>
          </table:covered-table-cell>
          <table:covered-table-cell/>
          <table:covered-table-cell/>
          <table:covered-table-cell/>
          <table:covered-table-cell/>
          <table:table-cell table:style-name="TableCell110">
            <text:p text:style-name="P111">6工廠設立許可影本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 table:number-columns-spanned="5" table:number-rows-spanned="2">
            <text:p text:style-name="P121">專業簽證</text:p>
            <text:p text:style-name="P122">技師資料</text:p>
          </table:table-cell>
          <table:covered-table-cell/>
          <table:covered-table-cell/>
          <table:covered-table-cell/>
          <table:covered-table-cell/>
          <table:table-cell table:style-name="TableCell123">
            <text:p text:style-name="P124">7省會員證影本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P132"/>
          </table:covered-table-cell>
          <table:covered-table-cell>
            <text:p text:style-name="P133"/>
          </table:covered-table-cell>
          <table:covered-table-cell/>
          <table:covered-table-cell/>
          <table:covered-table-cell/>
          <table:covered-table-cell/>
          <table:table-cell table:style-name="TableCell134">
            <text:p text:style-name="P135">8執業執照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 table:number-columns-spanned="5" table:number-rows-spanned="2">
            <text:p text:style-name="P145">建築師資料</text:p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>9省會員證影本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P155"/>
          </table:covered-table-cell>
          <table:covered-table-cell>
            <text:p text:style-name="P156"/>
          </table:covered-table-cell>
          <table:covered-table-cell/>
          <table:covered-table-cell/>
          <table:covered-table-cell/>
          <table:covered-table-cell/>
          <table:table-cell table:style-name="TableCell157">
            <text:p text:style-name="P158">10執業執照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P166"/>
          </table:covered-table-cell>
          <table:table-cell table:style-name="TableCell167" table:number-columns-spanned="6">
            <text:p text:style-name="P168">11環境影響評估資料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 table:number-columns-spanned="6">
            <text:p text:style-name="P178">12水源區資料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covered-table-cell>
            <text:p text:style-name="P186"/>
          </table:covered-table-cell>
          <table:table-cell table:style-name="TableCell187" table:number-columns-spanned="6">
            <text:p text:style-name="P188">13山坡地資料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 table:number-rows-spanned="6">
            <text:p text:style-name="P198">其</text:p>
            <text:p text:style-name="P199">他</text:p>
          </table:table-cell>
          <table:table-cell table:style-name="TableCell200" table:number-columns-spanned="5">
            <text:p text:style-name="P201">14無事業廢水排放切結</text:p>
          </table:table-cell>
          <table:covered-table-cell/>
          <table:covered-table-cell/>
          <table:covered-table-cell/>
          <table:covered-table-cell/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工廠</text:p>
          </table:table-cell>
        </table:table-row>
        <table:table-row table:style-name="TableRow208">
          <table:covered-table-cell>
            <text:p text:style-name="P209"/>
          </table:covered-table-cell>
          <table:covered-table-cell>
            <text:p text:style-name="P210"/>
          </table:covered-table-cell>
          <table:table-cell table:style-name="TableCell211" table:number-columns-spanned="5">
            <text:p text:style-name="P212">15專利證明</text:p>
          </table:table-cell>
          <table:covered-table-cell/>
          <table:covered-table-cell/>
          <table:covered-table-cell/>
          <table:covered-table-cell/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具專利者</text:p>
          </table:table-cell>
        </table:table-row>
        <table:table-row table:style-name="TableRow219">
          <table:covered-table-cell>
            <text:p text:style-name="P220"/>
          </table:covered-table-cell>
          <table:covered-table-cell>
            <text:p text:style-name="P221"/>
          </table:covered-table-cell>
          <table:table-cell table:style-name="TableCell222" table:number-columns-spanned="5">
            <text:p text:style-name="P223">16納管證明/水量檢討表</text:p>
          </table:table-cell>
          <table:covered-table-cell/>
          <table:covered-table-cell/>
          <table:covered-table-cell/>
          <table:covered-table-cell/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>水源局/私人大型開發者</text:p>
          </table:table-cell>
        </table:table-row>
        <table:table-row table:style-name="TableRow230">
          <table:covered-table-cell>
            <text:p text:style-name="P231"/>
          </table:covered-table-cell>
          <table:covered-table-cell>
            <text:p text:style-name="P232"/>
          </table:covered-table-cell>
          <table:table-cell table:style-name="TableCell233" table:number-columns-spanned="5">
            <text:p text:style-name="P234">17變更對照表</text:p>
          </table:table-cell>
          <table:covered-table-cell/>
          <table:covered-table-cell/>
          <table:covered-table-cell/>
          <table:covered-table-cell/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變更時檢附</text:p>
          </table: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 table:number-columns-spanned="5">
            <text:p text:style-name="P245">18委託書</text:p>
          </table:table-cell>
          <table:covered-table-cell/>
          <table:covered-table-cell/>
          <table:covered-table-cell/>
          <table:covered-table-cell/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covered-table-cell>
            <text:p text:style-name="P253"/>
          </table:covered-table-cell>
          <table:covered-table-cell>
            <text:p text:style-name="P254"/>
          </table:covered-table-cell>
          <table:table-cell table:style-name="TableCell255" table:number-columns-spanned="5">
            <text:p text:style-name="P256">19</text:p>
          </table:table-cell>
          <table:covered-table-cell/>
          <table:covered-table-cell/>
          <table:covered-table-cell/>
          <table:covered-table-cell/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covered-table-cell>
            <text:p text:style-name="P264"/>
          </table:covered-table-cell>
          <table:table-cell table:style-name="TableCell265" table:number-columns-spanned="6">
            <text:p text:style-name="P266">20「正本相符」章及各核章已完成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 table:number-rows-spanned="4">
            <text:p text:style-name="P275">二</text:p>
            <text:p text:style-name="P276">、</text:p>
            <text:p text:style-name="P277">地環</text:p>
            <text:p text:style-name="P278">點境</text:p>
          </table:table-cell>
          <table:table-cell table:style-name="TableCell279" table:number-columns-spanned="6">
            <text:p text:style-name="P280">1地號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P288"/>
          </table:covered-table-cell>
          <table:table-cell table:style-name="TableCell289" table:number-columns-spanned="6">
            <text:p text:style-name="P290">2地點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covered-table-cell>
            <text:p text:style-name="P298"/>
          </table:covered-table-cell>
          <table:table-cell table:style-name="TableCell299" table:number-columns-spanned="6">
            <text:p text:style-name="P300">3承受水體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table-cell table:style-name="TableCell309" table:number-columns-spanned="6">
            <text:p text:style-name="P310">4地理位置（地圖、承受水體）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>顏色標示</text:p>
          </table:table-cell>
        </table:table-row>
        <table:table-row table:style-name="TableRow317">
          <table:table-cell table:style-name="TableCell318" table:number-rows-spanned="14">
            <text:p text:style-name="P319"/>
            <text:p text:style-name="P320">三</text:p>
            <text:p text:style-name="P321">、</text:p>
            <text:p text:style-name="P322">計</text:p>
            <text:p text:style-name="P323">畫</text:p>
            <text:p text:style-name="P324">人</text:p>
            <text:p text:style-name="P325">口</text:p>
            <text:p text:style-name="P326">、</text:p>
            <text:p text:style-name="P327">水</text:p>
            <text:p text:style-name="P328">量</text:p>
            <text:p text:style-name="P329">、</text:p>
            <text:p text:style-name="P330">水</text:p>
            <text:p text:style-name="P331">質</text:p>
          </table:table-cell>
          <table:table-cell table:style-name="TableCell332" table:number-columns-spanned="6">
            <text:p text:style-name="P333">1面積／戶數計算表（建築師大小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 table:number-columns-spanned="4">
            <text:p text:style-name="P343">2計畫人口</text:p>
          </table:table-cell>
          <table:covered-table-cell/>
          <table:covered-table-cell/>
          <table:covered-table-cell/>
          <table:table-cell table:style-name="TableCell344" table:number-columns-spanned="2">
            <text:p text:style-name="P345">人</text:p>
          </table:table-cell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 table:number-columns-spanned="4">
            <text:p text:style-name="P355">3計畫水量</text:p>
          </table:table-cell>
          <table:covered-table-cell/>
          <table:covered-table-cell/>
          <table:covered-table-cell/>
          <table:table-cell table:style-name="TableCell356" table:number-columns-spanned="2">
            <text:p text:style-name="P357">CMD</text:p>
          </table:table-cell>
          <table:covered-table-cell/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covered-table-cell>
            <text:p text:style-name="P365"/>
          </table:covered-table-cell>
          <table:table-cell table:style-name="TableCell366" table:number-columns-spanned="4">
            <text:p text:style-name="P367">4計畫放流</text:p>
            <text:p text:style-name="P368"><text:s/>水質</text:p>
          </table:table-cell>
          <table:covered-table-cell/>
          <table:covered-table-cell/>
          <table:covered-table-cell/>
          <table:table-cell table:style-name="TableCell369" table:number-columns-spanned="2">
            <text:p text:style-name="P370"><text:s text:c="6"/>年放流水標準</text:p>
            <text:p text:style-name="P371">範圍：</text:p>
          </table:table-cell>
          <table:covered-table-cell/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covered-table-cell>
            <text:p text:style-name="P379"/>
          </table:covered-table-cell>
          <table:table-cell table:style-name="TableCell380" table:number-columns-spanned="4" table:number-rows-spanned="10">
            <text:p text:style-name="P381">5</text:p>
            <text:p text:style-name="P382">計</text:p>
            <text:p text:style-name="P383">畫</text:p>
            <text:p text:style-name="P384">原</text:p>
            <text:p text:style-name="P385">水</text:p>
            <text:p text:style-name="P386">水</text:p>
            <text:p text:style-name="P387">質</text:p>
          </table:table-cell>
          <table:covered-table-cell/>
          <table:covered-table-cell/>
          <table:covered-table-cell/>
          <table:table-cell table:style-name="TableCell388" table:number-columns-spanned="2">
            <text:p text:style-name="P389">COD<text:s text:c="16"/>mg/l</text:p>
          </table:table-cell>
          <table:covered-table-cell/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covered-table-cell>
            <text:p text:style-name="P397"/>
          </table:covered-table-cell>
          <table:covered-table-cell>
            <text:p text:style-name="P398"/>
          </table:covered-table-cell>
          <table:covered-table-cell/>
          <table:covered-table-cell/>
          <table:covered-table-cell/>
          <table:table-cell table:style-name="TableCell399" table:number-columns-spanned="2">
            <text:p text:style-name="P400">BOD<text:s text:c="16"/>mg/l</text:p>
          </table:table-cell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covered-table-cell>
            <text:p text:style-name="P408"/>
          </table:covered-table-cell>
          <table:covered-table-cell>
            <text:p text:style-name="P409"/>
          </table:covered-table-cell>
          <table:covered-table-cell/>
          <table:covered-table-cell/>
          <table:covered-table-cell/>
          <table:table-cell table:style-name="TableCell410" table:number-columns-spanned="2">
            <text:p text:style-name="P411">SS<text:s text:c="17"/>mg/l</text:p>
          </table:table-cell>
          <table:covered-table-cell/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covered-table-cell>
            <text:p text:style-name="P419"/>
          </table:covered-table-cell>
          <table:covered-table-cell>
            <text:p text:style-name="P420"/>
          </table:covered-table-cell>
          <table:covered-table-cell/>
          <table:covered-table-cell/>
          <table:covered-table-cell/>
          <table:table-cell table:style-name="TableCell421" table:number-columns-spanned="2">
            <text:p text:style-name="P422">大腸菌類 <text:s text:c="5"/><text:s/><text:s text:c="3"/>個/ml</text:p>
          </table:table-cell>
          <table:covered-table-cell/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covered-table-cell>
            <text:p text:style-name="P430"/>
          </table:covered-table-cell>
          <table:covered-table-cell>
            <text:p text:style-name="P431"/>
          </table:covered-table-cell>
          <table:covered-table-cell/>
          <table:covered-table-cell/>
          <table:covered-table-cell/>
          <table:table-cell table:style-name="TableCell432" table:number-columns-spanned="2">
            <text:p text:style-name="P433">油脂<text:s text:c="15"/>mg/l</text:p>
          </table:table-cell>
          <table:covered-table-cell/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P441"/>
          </table:covered-table-cell>
          <table:covered-table-cell>
            <text:p text:style-name="P442"/>
          </table:covered-table-cell>
          <table:covered-table-cell/>
          <table:covered-table-cell/>
          <table:covered-table-cell/>
          <table:table-cell table:style-name="TableCell443" table:number-columns-spanned="2">
            <text:p text:style-name="P444">真色色度</text:p>
          </table:table-cell>
          <table:covered-table-cell/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>工廠</text:p>
          </table:table-cell>
        </table:table-row>
        <table:table-row table:style-name="TableRow451">
          <table:covered-table-cell>
            <text:p text:style-name="P452"/>
          </table:covered-table-cell>
          <table:covered-table-cell>
            <text:p text:style-name="P453"/>
          </table:covered-table-cell>
          <table:covered-table-cell/>
          <table:covered-table-cell/>
          <table:covered-table-cell/>
          <table:table-cell table:style-name="TableCell454" table:number-columns-spanned="2">
            <text:p text:style-name="P455">氨氮<text:s text:c="15"/>mg/l</text:p>
          </table:table-cell>
          <table:covered-table-cell/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>水源區</text:p>
          </table:table-cell>
        </table:table-row>
        <table:table-row table:style-name="TableRow462">
          <table:covered-table-cell>
            <text:p text:style-name="P463"/>
          </table:covered-table-cell>
          <table:covered-table-cell>
            <text:p text:style-name="P464"/>
          </table:covered-table-cell>
          <table:covered-table-cell/>
          <table:covered-table-cell/>
          <table:covered-table-cell/>
          <table:table-cell table:style-name="TableCell465" table:number-columns-spanned="2">
            <text:p text:style-name="P466">磷酸鹽<text:s text:c="13"/>mg/l</text:p>
          </table:table-cell>
          <table:covered-table-cell/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>水源區</text:p>
          </table:table-cell>
        </table:table-row>
        <table:table-row table:style-name="TableRow473">
          <table:covered-table-cell>
            <text:p text:style-name="P474"/>
          </table:covered-table-cell>
          <table:covered-table-cell>
            <text:p text:style-name="P475"/>
          </table:covered-table-cell>
          <table:covered-table-cell/>
          <table:covered-table-cell/>
          <table:covered-table-cell/>
          <table:table-cell table:style-name="TableCell476" table:number-columns-spanned="2">
            <text:p text:style-name="P477"/>
          </table:table-cell>
          <table:covered-table-cell/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covered-table-cell>
            <text:p text:style-name="P485"/>
          </table:covered-table-cell>
          <table:covered-table-cell>
            <text:p text:style-name="P486"/>
          </table:covered-table-cell>
          <table:covered-table-cell/>
          <table:covered-table-cell/>
          <table:covered-table-cell/>
          <table:table-cell table:style-name="TableCell487" table:number-columns-spanned="2">
            <text:p text:style-name="P488"/>
          </table:table-cell>
          <table:covered-table-cell/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 table:number-rows-spanned="3">
            <text:p text:style-name="P497">四</text:p>
            <text:p text:style-name="P498">、</text:p>
            <text:p text:style-name="P499">水計</text:p>
            <text:p text:style-name="P500">理算</text:p>
          </table:table-cell>
          <table:table-cell table:style-name="TableCell501" table:number-columns-spanned="6">
            <text:p text:style-name="P502">1雨、污水管渠流速、容量符合標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covered-table-cell>
            <text:p text:style-name="P510"/>
          </table:covered-table-cell>
          <table:table-cell table:style-name="TableCell511" table:number-columns-spanned="6">
            <text:p text:style-name="P512">2管渠、機械設施、污水廠水理設計符合標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 table:number-columns-spanned="6">
            <text:p text:style-name="P522">3其他：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 table:number-rows-spanned="9">
            <text:p text:style-name="P531">五</text:p>
            <text:p text:style-name="P532">、</text:p>
            <text:p text:style-name="P533">處</text:p>
            <text:p text:style-name="P534">理</text:p>
            <text:p text:style-name="P535">系</text:p>
            <text:p text:style-name="P536">統</text:p>
            <text:p text:style-name="P537">配</text:p>
            <text:p text:style-name="P538">置</text:p>
          </table:table-cell>
          <table:table-cell table:style-name="TableCell539" table:number-columns-spanned="6">
            <text:p text:style-name="P540">1雨、污水分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covered-table-cell>
            <text:p text:style-name="P548"/>
          </table:covered-table-cell>
          <table:table-cell table:style-name="TableCell549" table:number-columns-spanned="6">
            <text:p text:style-name="P550">2處理設施設置恰當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covered-table-cell>
            <text:p text:style-name="P558"/>
          </table:covered-table-cell>
          <table:table-cell table:style-name="TableCell559" table:number-columns-spanned="6">
            <text:p text:style-name="P560">3噪音控制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</table:table-row>
        <table:table-row table:style-name="TableRow567">
          <table:covered-table-cell>
            <text:p text:style-name="P568"/>
          </table:covered-table-cell>
          <table:table-cell table:style-name="TableCell569" table:number-columns-spanned="6">
            <text:p text:style-name="P570">4臭味預防/強制通風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 table:number-columns-spanned="6">
            <text:p text:style-name="P580">5處理流程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covered-table-cell>
            <text:p text:style-name="P588"/>
          </table:covered-table-cell>
          <table:table-cell table:style-name="TableCell589" table:number-columns-spanned="6">
            <text:p text:style-name="P590">6各單元處理原理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covered-table-cell>
            <text:p text:style-name="P598"/>
          </table:covered-table-cell>
          <table:table-cell table:style-name="TableCell599" table:number-columns-spanned="6">
            <text:p text:style-name="P600">7污水管材顏色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</table:table-row>
        <table:table-row table:style-name="TableRow607">
          <table:covered-table-cell>
            <text:p text:style-name="P608"/>
          </table:covered-table-cell>
          <table:table-cell table:style-name="TableCell609" table:number-columns-spanned="3" table:number-rows-spanned="2">
            <text:p text:style-name="P610">8其他</text:p>
          </table:table-cell>
          <table:covered-table-cell/>
          <table:covered-table-cell/>
          <table:table-cell table:style-name="TableCell611" table:number-columns-spanned="3">
            <text:p text:style-name="P612"/>
          </table:table-cell>
          <table:covered-table-cell/>
          <table:covered-table-cell/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covered-table-cell>
            <text:p text:style-name="P620"/>
          </table:covered-table-cell>
          <table:covered-table-cell>
            <text:p text:style-name="P621"/>
          </table:covered-table-cell>
          <table:covered-table-cell/>
          <table:covered-table-cell/>
          <table:table-cell table:style-name="TableCell622" table:number-columns-spanned="3">
            <text:p text:style-name="P623"/>
          </table:table-cell>
          <table:covered-table-cell/>
          <table:covered-table-cell/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 table:number-rows-spanned="10">
            <text:p text:style-name="P632">六</text:p>
            <text:p text:style-name="P633">、</text:p>
            <text:p text:style-name="P634">質</text:p>
            <text:p text:style-name="P635">量</text:p>
            <text:p text:style-name="P636">平</text:p>
            <text:p text:style-name="P637">衡</text:p>
          </table:table-cell>
          <table:table-cell table:style-name="TableCell638" table:number-columns-spanned="6">
            <text:p text:style-name="P639">1質量平衡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covered-table-cell>
            <text:p text:style-name="P647"/>
          </table:covered-table-cell>
          <table:table-cell table:style-name="TableCell648" table:number-columns-spanned="6">
            <text:p text:style-name="P649">2質量平衡計算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covered-table-cell>
            <text:p text:style-name="P657"/>
          </table:covered-table-cell>
          <table:table-cell table:style-name="TableCell658" table:number-columns-spanned="3" table:number-rows-spanned="8">
            <text:p text:style-name="P659">3</text:p>
            <text:p text:style-name="P660">累</text:p>
            <text:p text:style-name="P661">積</text:p>
            <text:p text:style-name="P662">去</text:p>
            <text:p text:style-name="P663">除</text:p>
            <text:p text:style-name="P664">率</text:p>
          </table:table-cell>
          <table:covered-table-cell/>
          <table:covered-table-cell/>
          <table:table-cell table:style-name="TableCell665" table:number-columns-spanned="3">
            <text:p text:style-name="P666">COD<text:s text:c="19"/>﹪</text:p>
          </table:table-cell>
          <table:covered-table-cell/>
          <table:covered-table-cell/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covered-table-cell>
            <text:p text:style-name="P674"/>
          </table:covered-table-cell>
          <table:covered-table-cell>
            <text:p text:style-name="P675"/>
          </table:covered-table-cell>
          <table:covered-table-cell/>
          <table:covered-table-cell/>
          <table:table-cell table:style-name="TableCell676" table:number-columns-spanned="3">
            <text:p text:style-name="P677">BOD<text:s text:c="19"/>﹪</text:p>
          </table:table-cell>
          <table:covered-table-cell/>
          <table:covered-table-cell/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covered-table-cell>
            <text:p text:style-name="P685"/>
          </table:covered-table-cell>
          <table:covered-table-cell>
            <text:p text:style-name="P686"/>
          </table:covered-table-cell>
          <table:covered-table-cell/>
          <table:covered-table-cell/>
          <table:table-cell table:style-name="TableCell687" table:number-columns-spanned="3">
            <text:p text:style-name="P688">SS<text:s text:c="20"/>﹪</text:p>
          </table:table-cell>
          <table:covered-table-cell/>
          <table:covered-table-cell/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  <table:table-row table:style-name="TableRow695">
          <table:covered-table-cell>
            <text:p text:style-name="P696"/>
          </table:covered-table-cell>
          <table:covered-table-cell>
            <text:p text:style-name="P697"/>
          </table:covered-table-cell>
          <table:covered-table-cell/>
          <table:covered-table-cell/>
          <table:table-cell table:style-name="TableCell698" table:number-columns-spanned="3">
            <text:p text:style-name="P699">大腸菌類<text:s text:c="14"/>﹪</text:p>
          </table:table-cell>
          <table:covered-table-cell/>
          <table:covered-table-cell/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</table:table-row>
        <table:table-row table:style-name="TableRow706">
          <table:covered-table-cell>
            <text:p text:style-name="P707"/>
          </table:covered-table-cell>
          <table:covered-table-cell>
            <text:p text:style-name="P708"/>
          </table:covered-table-cell>
          <table:covered-table-cell/>
          <table:covered-table-cell/>
          <table:table-cell table:style-name="TableCell709" table:number-columns-spanned="3">
            <text:p text:style-name="P710">油脂<text:s text:c="18"/>﹪</text:p>
          </table:table-cell>
          <table:covered-table-cell/>
          <table:covered-table-cell/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covered-table-cell>
            <text:p text:style-name="P718"/>
          </table:covered-table-cell>
          <table:covered-table-cell>
            <text:p text:style-name="P719"/>
          </table:covered-table-cell>
          <table:covered-table-cell/>
          <table:covered-table-cell/>
          <table:table-cell table:style-name="TableCell720" table:number-columns-spanned="3">
            <text:p text:style-name="P721">真色色度<text:s text:c="14"/>﹪</text:p>
          </table:table-cell>
          <table:covered-table-cell/>
          <table:covered-table-cell/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>工廠</text:p>
          </table:table-cell>
        </table:table-row>
        <table:table-row table:style-name="TableRow728">
          <table:covered-table-cell>
            <text:p text:style-name="P729"/>
          </table:covered-table-cell>
          <table:covered-table-cell>
            <text:p text:style-name="P730"/>
          </table:covered-table-cell>
          <table:covered-table-cell/>
          <table:covered-table-cell/>
          <table:table-cell table:style-name="TableCell731" table:number-columns-spanned="3">
            <text:p text:style-name="P732">氨氮<text:s text:c="18"/>﹪</text:p>
          </table:table-cell>
          <table:covered-table-cell/>
          <table:covered-table-cell/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>水源區</text:p>
          </table:table-cell>
        </table:table-row>
        <table:table-row table:style-name="TableRow739">
          <table:covered-table-cell>
            <text:p text:style-name="P740"/>
          </table:covered-table-cell>
          <table:covered-table-cell>
            <text:p text:style-name="P741"/>
          </table:covered-table-cell>
          <table:covered-table-cell/>
          <table:covered-table-cell/>
          <table:table-cell table:style-name="TableCell742" table:number-columns-spanned="3">
            <text:p text:style-name="P743">磷酸鹽<text:s text:c="16"/>﹪</text:p>
          </table:table-cell>
          <table:covered-table-cell/>
          <table:covered-table-cell/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>水源區</text:p>
          </table:table-cell>
        </table:table-row>
        <table:table-row table:style-name="TableRow750">
          <table:table-cell table:style-name="TableCell751" table:number-columns-spanned="4" table:number-rows-spanned="5">
            <text:p text:style-name="P752"><text:s/>七、機<text:s text:c="2"/>房</text:p>
          </table:table-cell>
          <table:covered-table-cell/>
          <table:covered-table-cell/>
          <table:covered-table-cell/>
          <table:table-cell table:style-name="TableCell753" table:number-columns-spanned="3">
            <text:p text:style-name="P754">1平面配置</text:p>
          </table:table-cell>
          <table:covered-table-cell/>
          <table:covered-table-cell/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covered-table-cell>
            <text:p text:style-name="P762"/>
          </table:covered-table-cell>
          <table:covered-table-cell/>
          <table:covered-table-cell/>
          <table:covered-table-cell/>
          <table:table-cell table:style-name="TableCell763" table:number-columns-spanned="3">
            <text:p text:style-name="P764">2電表</text:p>
          </table:table-cell>
          <table:covered-table-cell/>
          <table:covered-table-cell/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covered-table-cell>
            <text:p text:style-name="P772"/>
          </table:covered-table-cell>
          <table:covered-table-cell/>
          <table:covered-table-cell/>
          <table:covered-table-cell/>
          <table:table-cell table:style-name="TableCell773" table:number-columns-spanned="3">
            <text:p text:style-name="P774">3儀控箱</text:p>
          </table:table-cell>
          <table:covered-table-cell/>
          <table:covered-table-cell/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</table:table-row>
        <table:table-row table:style-name="TableRow781">
          <table:covered-table-cell>
            <text:p text:style-name="P782"/>
          </table:covered-table-cell>
          <table:covered-table-cell/>
          <table:covered-table-cell/>
          <table:covered-table-cell/>
          <table:table-cell table:style-name="TableCell783" table:number-columns-spanned="3">
            <text:p text:style-name="P784">4警報系統</text:p>
          </table:table-cell>
          <table:covered-table-cell/>
          <table:covered-table-cell/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covered-table-cell>
            <text:p text:style-name="P792"/>
          </table:covered-table-cell>
          <table:covered-table-cell/>
          <table:covered-table-cell/>
          <table:covered-table-cell/>
          <table:table-cell table:style-name="TableCell793" table:number-columns-spanned="3">
            <text:p text:style-name="P794">5單線圖（含漏電斷路器）</text:p>
          </table:table-cell>
          <table:covered-table-cell/>
          <table:covered-table-cell/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</table:table>
      <text:p text:style-name="P801"><text:span text:style-name="T802">※</text:span><text:span text:style-name="T803"><text:s/></text:span><text:span text:style-name="T804">列印本</text:span><text:span text:style-name="T805">表時請由</text:span><text:span text:style-name="T806">[</text:span><text:span text:style-name="T807">檔案</text:span><text:span text:style-name="T808">-</text:span><text:span text:style-name="T809">列印</text:span><text:span text:style-name="T810">-</text:span><text:span text:style-name="T811">顯示比例</text:span><text:span text:style-name="T812">-</text:span><text:span text:style-name="T813">配合紙張調整大小</text:span><text:span text:style-name="T814">-A4]</text:span><text:span text:style-name="T815">，將本表以</text:span><text:span text:style-name="T816">A4</text:span><text:span text:style-name="T817">尺寸列印出來。</text:span></text:p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</table:table-columns>
        <table:table-row table:style-name="TableRow826">
          <table:table-cell table:style-name="TableCell827" table:number-columns-spanned="3">
            <text:p text:style-name="P828">項 <text:s text:c="2"/>目</text:p>
          </table:table-cell>
          <table:covered-table-cell/>
          <table:covered-table-cell/>
          <table:table-cell table:style-name="TableCell829">
            <text:p text:style-name="P830">本 案 設 計</text:p>
          </table:table-cell>
          <table:table-cell table:style-name="TableCell831">
            <text:p text:style-name="P832"><text:span text:style-name="T833"><draw:frame draw:z-index="251658240" draw:id="id0" draw:style-name="a0" draw:name="Text Box 5" text:anchor-type="paragraph" svg:x="0.14583in" svg:y="-0.45208in" svg:width="1.66667in" svg:height="0.375in" style:rel-width="scale" style:rel-height="scale"><draw:text-box><text:p text:style-name="內文"/></draw:text-box><svg:title/><svg:desc/></draw:frame></text:span><text:span text:style-name="T834">技師檢核</text:span></text:p>
          </table:table-cell>
          <table:table-cell table:style-name="TableCell835">
            <text:p text:style-name="P836">頁 碼</text:p>
          </table:table-cell>
          <table:table-cell table:style-name="TableCell837">
            <text:p text:style-name="P838">備 註</text:p>
          </table:table-cell>
        </table:table-row>
        <table:table-row table:style-name="TableRow839">
          <table:table-cell table:style-name="TableCell840" table:number-columns-spanned="3" table:number-rows-spanned="10">
            <text:p text:style-name="P841"><text:s/>八、各處理單元</text:p>
            <text:p text:style-name="P842">【規劃計算】</text:p>
            <text:p text:style-name="P843">【控制因子說明】</text:p>
            <text:p text:style-name="P844">【控制設備說明】</text:p>
          </table:table-cell>
          <table:covered-table-cell/>
          <table:covered-table-cell/>
          <table:table-cell table:style-name="TableCell845">
            <text:p text:style-name="P846">1設計參數</text:p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 table:number-rows-spanned="10">
            <text:p text:style-name="P852">各單元請依序計算說明</text:p>
          </table:table-cell>
        </table:table-row>
        <table:table-row table:style-name="TableRow853">
          <table:covered-table-cell>
            <text:p text:style-name="P854"/>
          </table:covered-table-cell>
          <table:covered-table-cell/>
          <table:covered-table-cell/>
          <table:table-cell table:style-name="TableCell855">
            <text:p text:style-name="P856">2規劃計算</text:p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covered-table-cell>
            <text:p text:style-name="P861"/>
          </table:covered-table-cell>
        </table:table-row>
        <table:table-row table:style-name="TableRow862">
          <table:covered-table-cell>
            <text:p text:style-name="P863"/>
          </table:covered-table-cell>
          <table:covered-table-cell/>
          <table:covered-table-cell/>
          <table:table-cell table:style-name="TableCell864">
            <text:p text:style-name="P865">（含）實際停留時間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covered-table-cell>
            <text:p text:style-name="P870"/>
          </table:covered-table-cell>
        </table:table-row>
        <table:table-row table:style-name="TableRow871">
          <table:covered-table-cell>
            <text:p text:style-name="P872"/>
          </table:covered-table-cell>
          <table:covered-table-cell/>
          <table:covered-table-cell/>
          <table:table-cell table:style-name="TableCell873">
            <text:p text:style-name="P874"><text:span text:style-name="T875">長：寬：高 /<text:s/></text:span><text:span text:style-name="T876">有效水深</text:span></text:p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covered-table-cell>
            <text:p text:style-name="P881"/>
          </table:covered-table-cell>
        </table:table-row>
        <table:table-row table:style-name="TableRow882">
          <table:covered-table-cell>
            <text:p text:style-name="P883"/>
          </table:covered-table-cell>
          <table:covered-table-cell/>
          <table:covered-table-cell/>
          <table:table-cell table:style-name="TableCell884">
            <text:p text:style-name="P885">槽體設計</text:p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covered-table-cell>
            <text:p text:style-name="P890"/>
          </table:covered-table-cell>
        </table:table-row>
        <table:table-row table:style-name="TableRow891">
          <table:covered-table-cell>
            <text:p text:style-name="P892"/>
          </table:covered-table-cell>
          <table:covered-table-cell/>
          <table:covered-table-cell/>
          <table:table-cell table:style-name="TableCell893">
            <text:p text:style-name="P894">3附屬設備說明</text:p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covered-table-cell>
            <text:p text:style-name="P899"/>
          </table:covered-table-cell>
        </table:table-row>
        <table:table-row table:style-name="TableRow900">
          <table:covered-table-cell>
            <text:p text:style-name="P901"/>
          </table:covered-table-cell>
          <table:covered-table-cell/>
          <table:covered-table-cell/>
          <table:table-cell table:style-name="TableCell902">
            <text:p text:style-name="P903">4控制因子說明</text:p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covered-table-cell>
            <text:p text:style-name="P908"/>
          </table:covered-table-cell>
        </table:table-row>
        <table:table-row table:style-name="TableRow909">
          <table:covered-table-cell>
            <text:p text:style-name="P910"/>
          </table:covered-table-cell>
          <table:covered-table-cell/>
          <table:covered-table-cell/>
          <table:table-cell table:style-name="TableCell911">
            <text:p text:style-name="P912">5控制設備說明</text:p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covered-table-cell>
            <text:p text:style-name="P917"/>
          </table:covered-table-cell>
        </table:table-row>
        <table:table-row table:style-name="TableRow918">
          <table:covered-table-cell>
            <text:p text:style-name="P919"/>
          </table:covered-table-cell>
          <table:covered-table-cell/>
          <table:covered-table-cell/>
          <table:table-cell table:style-name="TableCell920">
            <text:p text:style-name="P921">6</text:p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covered-table-cell>
            <text:p text:style-name="P926"/>
          </table:covered-table-cell>
        </table:table-row>
        <table:table-row table:style-name="TableRow927">
          <table:covered-table-cell>
            <text:p text:style-name="P928"/>
          </table:covered-table-cell>
          <table:covered-table-cell/>
          <table:covered-table-cell/>
          <table:table-cell table:style-name="TableCell929">
            <text:p text:style-name="P930">7</text:p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covered-table-cell>
            <text:p text:style-name="P935"/>
          </table:covered-table-cell>
        </table:table-row>
        <table:table-row table:style-name="TableRow936">
          <table:table-cell table:style-name="TableCell937" table:number-rows-spanned="9">
            <text:p text:style-name="P938">九</text:p>
            <text:p text:style-name="P939">、</text:p>
            <text:p text:style-name="P940">區系</text:p>
            <text:p text:style-name="P941">域統</text:p>
            <text:p text:style-name="P942">內配</text:p>
            <text:p text:style-name="P943">下置</text:p>
            <text:p text:style-name="P944">水圖</text:p>
            <text:p text:style-name="P945">道說</text:p>
          </table:table-cell>
          <table:table-cell table:style-name="TableCell946" table:number-columns-spanned="2" table:number-rows-spanned="3">
            <text:p text:style-name="P947">一樓平面圖</text:p>
          </table:table-cell>
          <table:covered-table-cell/>
          <table:table-cell table:style-name="TableCell948">
            <text:p text:style-name="P949">1雨污水放流口</text:p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>顏色標示</text:p>
          </table:table-cell>
        </table:table-row>
        <table:table-row table:style-name="TableRow956">
          <table:covered-table-cell>
            <text:p text:style-name="P957"/>
          </table:covered-table-cell>
          <table:covered-table-cell>
            <text:p text:style-name="P958"/>
          </table:covered-table-cell>
          <table:covered-table-cell/>
          <table:table-cell table:style-name="TableCell959">
            <text:p text:style-name="P960">2公私雨水溝</text:p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</table:table-row>
        <table:table-row table:style-name="TableRow967">
          <table:covered-table-cell>
            <text:p text:style-name="P968"/>
          </table:covered-table-cell>
          <table:covered-table-cell>
            <text:p text:style-name="P969"/>
          </table:covered-table-cell>
          <table:covered-table-cell/>
          <table:table-cell table:style-name="TableCell970">
            <text:p text:style-name="P971">3 自設陰井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>顏色標示</text:p>
          </table:table-cell>
        </table:table-row>
        <table:table-row table:style-name="TableRow978">
          <table:covered-table-cell>
            <text:p text:style-name="P979"/>
          </table:covered-table-cell>
          <table:table-cell table:style-name="TableCell980" table:number-columns-spanned="2">
            <text:p text:style-name="P981">頂樓平面圖</text:p>
          </table:table-cell>
          <table:covered-table-cell/>
          <table:table-cell table:style-name="TableCell982">
            <text:p text:style-name="P983">4雨水收集管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</table:table-row>
        <table:table-row table:style-name="TableRow990">
          <table:covered-table-cell>
            <text:p text:style-name="P991"/>
          </table:covered-table-cell>
          <table:table-cell table:style-name="TableCell992" table:number-columns-spanned="2" table:number-rows-spanned="4">
            <text:p text:style-name="P993">相對位置</text:p>
            <text:p text:style-name="P994"><text:s text:c="2"/>圖 <text:s/>說</text:p>
          </table:table-cell>
          <table:covered-table-cell/>
          <table:table-cell table:style-name="TableCell995">
            <text:p text:style-name="P996">5污水處理廠/污水集水坑</text:p>
            <text:p text:style-name="P997"><text:s/>位置</text:p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>顏色標示</text:p>
          </table:table-cell>
        </table:table-row>
        <table:table-row table:style-name="TableRow1004">
          <table:covered-table-cell>
            <text:p text:style-name="P1005"/>
          </table:covered-table-cell>
          <table:covered-table-cell>
            <text:p text:style-name="P1006"/>
          </table:covered-table-cell>
          <table:covered-table-cell/>
          <table:table-cell table:style-name="TableCell1007">
            <text:p text:style-name="P1008">6機房位置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>顏色標示</text:p>
          </table:table-cell>
        </table:table-row>
        <table:table-row table:style-name="TableRow1015">
          <table:covered-table-cell>
            <text:p text:style-name="P1016"/>
          </table:covered-table-cell>
          <table:covered-table-cell>
            <text:p text:style-name="P1017"/>
          </table:covered-table-cell>
          <table:covered-table-cell/>
          <table:table-cell table:style-name="TableCell1018">
            <text:p text:style-name="P1019">7人孔位置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</table:table-row>
        <table:table-row table:style-name="TableRow1026">
          <table:covered-table-cell>
            <text:p text:style-name="P1027"/>
          </table:covered-table-cell>
          <table:covered-table-cell>
            <text:p text:style-name="P1028"/>
          </table:covered-table-cell>
          <table:covered-table-cell/>
          <table:table-cell table:style-name="TableCell1029">
            <text:p text:style-name="P1030">8車位配置及圖例</text:p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</table:table-row>
        <table:table-row table:style-name="TableRow1037">
          <table:covered-table-cell>
            <text:p text:style-name="P1038"/>
          </table:covered-table-cell>
          <table:table-cell table:style-name="TableCell1039" table:number-columns-spanned="3">
            <text:p text:style-name="P1040"><text:span text:style-name="T1041">9主幹管、支</text:span><text:span text:style-name="T1042">(</text:span><text:span text:style-name="T1043">次</text:span><text:span text:style-name="T1044">)</text:span><text:span text:style-name="T1045">幹管水流方向、高層線、</text:span></text:p>
            <text:p text:style-name="P1046"><text:span text:style-name="T1047"><text:s/></text:span><text:span text:style-name="T1048">管線剖面圖</text:span></text:p>
          </table:table-cell>
          <table:covered-table-cell/>
          <table:covered-table-cell/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>大型整體開發</text:p>
          </table:table-cell>
        </table:table-row>
        <table:table-row table:style-name="TableRow1055">
          <table:table-cell table:style-name="TableCell1056" table:number-columns-spanned="3" table:number-rows-spanned="5">
            <text:p text:style-name="P1057"><text:s/>十、各平面集排水配置圖說</text:p>
          </table:table-cell>
          <table:covered-table-cell/>
          <table:covered-table-cell/>
          <table:table-cell table:style-name="TableCell1058">
            <text:p text:style-name="P1059">1圖例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</table:table-row>
        <table:table-row table:style-name="TableRow1066">
          <table:covered-table-cell>
            <text:p text:style-name="P1067"/>
          </table:covered-table-cell>
          <table:covered-table-cell/>
          <table:covered-table-cell/>
          <table:table-cell table:style-name="TableCell1068">
            <text:p text:style-name="P1069">2雨污水管分色標示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covered-table-cell>
            <text:p text:style-name="P1077"/>
          </table:covered-table-cell>
          <table:covered-table-cell/>
          <table:covered-table-cell/>
          <table:table-cell table:style-name="TableCell1078">
            <text:p text:style-name="P1079">3管線編號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</table:table-row>
        <table:table-row table:style-name="TableRow1086">
          <table:covered-table-cell>
            <text:p text:style-name="P1087"/>
          </table:covered-table-cell>
          <table:covered-table-cell/>
          <table:covered-table-cell/>
          <table:table-cell table:style-name="TableCell1088">
            <text:p text:style-name="P1089">4管徑標示</text:p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</table:table-row>
        <table:table-row table:style-name="TableRow1096">
          <table:covered-table-cell>
            <text:p text:style-name="P1097"/>
          </table:covered-table-cell>
          <table:covered-table-cell/>
          <table:covered-table-cell/>
          <table:table-cell table:style-name="TableCell1098">
            <text:p text:style-name="P1099">5附屬設施標示</text:p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</table:table-row>
        <table:table-row table:style-name="TableRow1106">
          <table:table-cell table:style-name="TableCell1107" table:number-columns-spanned="3" table:number-rows-spanned="5">
            <text:p text:style-name="P1108"><text:s/>十一、排水昇位圖說</text:p>
          </table:table-cell>
          <table:covered-table-cell/>
          <table:covered-table-cell/>
          <table:table-cell table:style-name="TableCell1109">
            <text:p text:style-name="P1110">1圖例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</table:table-row>
        <table:table-row table:style-name="TableRow1117">
          <table:covered-table-cell>
            <text:p text:style-name="P1118"/>
          </table:covered-table-cell>
          <table:covered-table-cell/>
          <table:covered-table-cell/>
          <table:table-cell table:style-name="TableCell1119">
            <text:p text:style-name="P1120">2管線編號</text:p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</table:table-row>
        <table:table-row table:style-name="TableRow1127">
          <table:covered-table-cell>
            <text:p text:style-name="P1128"/>
          </table:covered-table-cell>
          <table:covered-table-cell/>
          <table:covered-table-cell/>
          <table:table-cell table:style-name="TableCell1129">
            <text:p text:style-name="P1130">3設備單位計算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</table:table-row>
        <table:table-row table:style-name="TableRow1137">
          <table:covered-table-cell>
            <text:p text:style-name="P1138"/>
          </table:covered-table-cell>
          <table:covered-table-cell/>
          <table:covered-table-cell/>
          <table:table-cell table:style-name="TableCell1139">
            <text:p text:style-name="P1140">4管徑及設備單位標示</text:p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</table:table-row>
        <table:table-row table:style-name="TableRow1147">
          <table:covered-table-cell>
            <text:p text:style-name="P1148"/>
          </table:covered-table-cell>
          <table:covered-table-cell/>
          <table:covered-table-cell/>
          <table:table-cell table:style-name="TableCell1149">
            <text:p text:style-name="P1150">5附屬設施標示</text:p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</table:table-row>
        <table:table-row table:style-name="TableRow1157">
          <table:table-cell table:style-name="TableCell1158" table:number-columns-spanned="4">
            <text:p text:style-name="P1159"><text:s/>十二、昇位圖間與各平面集排水配置間設計吻合並符合建築技術規則規定</text:p>
          </table:table-cell>
          <table:covered-table-cell/>
          <table:covered-table-cell/>
          <table:covered-table-cell/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</table:table-row>
        <table:table-row table:style-name="TableRow1166">
          <table:table-cell table:style-name="TableCell1167" table:number-rows-spanned="10">
            <text:p text:style-name="P1168">十</text:p>
            <text:p text:style-name="P1169">三</text:p>
            <text:p text:style-name="P1170">、</text:p>
            <text:p text:style-name="P1171">污水</text:p>
            <text:p text:style-name="P1172">水設</text:p>
            <text:p text:style-name="P1173">處施</text:p>
            <text:p text:style-name="P1174">理平</text:p>
            <text:p text:style-name="P1175">設面</text:p>
            <text:p text:style-name="P1176">施圖</text:p>
            <text:p text:style-name="P1177">及說</text:p>
            <text:p text:style-name="P1178">抽的</text:p>
          </table:table-cell>
          <table:table-cell table:style-name="TableCell1179" table:number-columns-spanned="2" table:number-rows-spanned="5">
            <text:p text:style-name="P1180">污水廠平面</text:p>
            <text:p text:style-name="P1181">配 置 圖（一）</text:p>
            <text:p text:style-name="P1182"/>
          </table:table-cell>
          <table:covered-table-cell/>
          <table:table-cell table:style-name="TableCell1183">
            <text:p text:style-name="P1184"><text:span text:style-name="T1185">1</text:span><text:span text:style-name="T1186">圖例</text:span></text:p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</table:table-row>
        <table:table-row table:style-name="TableRow1193">
          <table:covered-table-cell>
            <text:p text:style-name="P1194"/>
          </table:covered-table-cell>
          <table:covered-table-cell>
            <text:p text:style-name="P1195"/>
          </table:covered-table-cell>
          <table:covered-table-cell/>
          <table:table-cell table:style-name="TableCell1196">
            <text:p text:style-name="P1197"><text:span text:style-name="T1198">2</text:span><text:span text:style-name="T1199">標明各處理單元</text:span>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</table:table-row>
        <table:table-row table:style-name="TableRow1206">
          <table:covered-table-cell>
            <text:p text:style-name="P1207"/>
          </table:covered-table-cell>
          <table:covered-table-cell>
            <text:p text:style-name="P1208"/>
          </table:covered-table-cell>
          <table:covered-table-cell/>
          <table:table-cell table:style-name="TableCell1209">
            <text:p text:style-name="P1210">3流向（污水/污泥）</text:p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>顏色標示</text:p>
          </table:table-cell>
        </table:table-row>
        <table:table-row table:style-name="TableRow1217">
          <table:covered-table-cell>
            <text:p text:style-name="P1218"/>
          </table:covered-table-cell>
          <table:covered-table-cell>
            <text:p text:style-name="P1219"/>
          </table:covered-table-cell>
          <table:covered-table-cell/>
          <table:table-cell table:style-name="TableCell1220">
            <text:p text:style-name="P1221">4相關設施及機械配置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</table:table-row>
        <table:table-row table:style-name="TableRow1228">
          <table:covered-table-cell>
            <text:p text:style-name="P1229"/>
          </table:covered-table-cell>
          <table:covered-table-cell>
            <text:p text:style-name="P1230"/>
          </table:covered-table-cell>
          <table:covered-table-cell/>
          <table:table-cell table:style-name="TableCell1231">
            <text:p text:style-name="P1232"><text:span text:style-name="T1233">5</text:span><text:span text:style-name="T1234">連通</text:span><text:span text:style-name="T1235">(</text:span><text:span text:style-name="T1236">上下連通、頂部透氣等)</text:span></text:p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</table:table-row>
        <table:table-row table:style-name="TableRow1243">
          <table:covered-table-cell>
            <text:p text:style-name="P1244"/>
          </table:covered-table-cell>
          <table:table-cell table:style-name="TableCell1245" table:number-columns-spanned="2" table:number-rows-spanned="5">
            <text:p text:style-name="P1246">污水廠平面</text:p>
            <text:p text:style-name="P1247">配 置 圖（二）</text:p>
          </table:table-cell>
          <table:covered-table-cell/>
          <table:table-cell table:style-name="TableCell1248">
            <text:p text:style-name="P1249">6人孔位置/尺寸</text:p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</table:table-row>
        <table:table-row table:style-name="TableRow1256">
          <table:covered-table-cell>
            <text:p text:style-name="P1257"/>
          </table:covered-table-cell>
          <table:covered-table-cell>
            <text:p text:style-name="P1258"/>
          </table:covered-table-cell>
          <table:covered-table-cell/>
          <table:table-cell table:style-name="TableCell1259">
            <text:p text:style-name="P1260">7槽體尺寸</text:p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</table:table-row>
        <table:table-row table:style-name="TableRow1267">
          <table:covered-table-cell>
            <text:p text:style-name="P1268"/>
          </table:covered-table-cell>
          <table:covered-table-cell>
            <text:p text:style-name="P1269"/>
          </table:covered-table-cell>
          <table:covered-table-cell/>
          <table:table-cell table:style-name="TableCell1270">
            <text:p text:style-name="P1271"><text:span text:style-name="T1272">8</text:span><text:span text:style-name="T1273">管線標示</text:span><text:span text:style-name="T1274">（污水/污泥/曝氣等）</text:span></text:p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>顏色標示</text:p>
          </table:table-cell>
        </table:table-row>
        <table:table-row table:style-name="TableRow1281">
          <table:covered-table-cell>
            <text:p text:style-name="P1282"/>
          </table:covered-table-cell>
          <table:covered-table-cell>
            <text:p text:style-name="P1283"/>
          </table:covered-table-cell>
          <table:covered-table-cell/>
          <table:table-cell table:style-name="TableCell1284">
            <text:p text:style-name="P1285">9通氣管標示(VP)</text:p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>顏色標示</text:p>
          </table:table-cell>
        </table:table-row>
        <table:table-row table:style-name="TableRow1292">
          <table:covered-table-cell>
            <text:p text:style-name="P1293"/>
          </table:covered-table-cell>
          <table:covered-table-cell>
            <text:p text:style-name="P1294"/>
          </table:covered-table-cell>
          <table:covered-table-cell/>
          <table:table-cell table:style-name="TableCell1295">
            <text:p text:style-name="P1296">10其他</text:p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</table:table-row>
        <table:table-row table:style-name="TableRow1303">
          <table:table-cell table:style-name="TableCell1304" table:number-columns-spanned="3" table:number-rows-spanned="3">
            <text:p text:style-name="P1305"><text:s/>十四、處理設施水位關係及構造圖說</text:p>
          </table:table-cell>
          <table:covered-table-cell/>
          <table:covered-table-cell/>
          <table:table-cell table:style-name="TableCell1306">
            <text:p text:style-name="P1307">1池深/有效水深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</table:table-row>
        <table:table-row table:style-name="TableRow1314">
          <table:covered-table-cell>
            <text:p text:style-name="P1315"/>
          </table:covered-table-cell>
          <table:covered-table-cell/>
          <table:covered-table-cell/>
          <table:table-cell table:style-name="TableCell1316">
            <text:p text:style-name="P1317">2機械配置</text:p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</table:table-row>
        <table:table-row table:style-name="TableRow1324">
          <table:covered-table-cell>
            <text:p text:style-name="P1325"/>
          </table:covered-table-cell>
          <table:covered-table-cell/>
          <table:covered-table-cell/>
          <table:table-cell table:style-name="TableCell1326">
            <text:p text:style-name="P1327">3連通</text:p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 table:number-columns-spanned="3">
            <text:p text:style-name="P1336">十五、自設陰井圖說</text:p>
          </table:table-cell>
          <table:covered-table-cell/>
          <table:covered-table-cell/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</table:table-row>
        <table:table-row table:style-name="TableRow1345">
          <table:table-cell table:style-name="TableCell1346" table:number-columns-spanned="3" table:number-rows-spanned="3">
            <text:p text:style-name="P1347"><text:s/>十六、放流口</text:p>
            <text:p text:style-name="P1348">圖說</text:p>
          </table:table-cell>
          <table:covered-table-cell/>
          <table:covered-table-cell/>
          <table:table-cell table:style-name="TableCell1349">
            <text:p text:style-name="P1350">1流量計</text:p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</table:table-row>
        <table:table-row table:style-name="TableRow1357">
          <table:covered-table-cell>
            <text:p text:style-name="P1358"/>
          </table:covered-table-cell>
          <table:covered-table-cell/>
          <table:covered-table-cell/>
          <table:table-cell table:style-name="TableCell1359">
            <text:p text:style-name="P1360">2管徑/尺寸/採水深</text:p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</table:table-row>
        <table:table-row table:style-name="TableRow1367">
          <table:covered-table-cell>
            <text:p text:style-name="P1368"/>
          </table:covered-table-cell>
          <table:covered-table-cell/>
          <table:covered-table-cell/>
          <table:table-cell table:style-name="TableCell1369">
            <text:p text:style-name="P1370">3避免雨水迴流</text:p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</table:table-row>
        <table:table-row table:style-name="TableRow1377">
          <table:table-cell table:style-name="TableCell1378" table:number-columns-spanned="3">
            <text:p text:style-name="P1379">十七、各樓層平面圖</text:p>
          </table:table-cell>
          <table:covered-table-cell/>
          <table:covered-table-cell/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</table:table-row>
        <table:table-row table:style-name="TableRow1388">
          <table:table-cell table:style-name="TableCell1389" table:number-columns-spanned="3" table:number-rows-spanned="3">
            <text:p text:style-name="P1390"><text:s/>十八、其他</text:p>
          </table:table-cell>
          <table:covered-table-cell/>
          <table:covered-table-cell/>
          <table:table-cell table:style-name="TableCell1391">
            <text:p text:style-name="P1392"><text:span text:style-name="T1393">1</text:span><text:span text:style-name="T1394">未列事項由簽證專業技師一併考量設計</text:span></text:p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</table:table-row>
        <table:table-row table:style-name="TableRow1401">
          <table:covered-table-cell>
            <text:p text:style-name="P1402"/>
          </table:covered-table-cell>
          <table:covered-table-cell/>
          <table:covered-table-cell/>
          <table:table-cell table:style-name="TableCell1403">
            <text:p text:style-name="P1404">2</text:p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</table:table-row>
        <table:table-row table:style-name="TableRow1411">
          <table:covered-table-cell>
            <text:p text:style-name="P1412"/>
          </table:covered-table-cell>
          <table:covered-table-cell/>
          <table:covered-table-cell/>
          <table:table-cell table:style-name="TableCell1413">
            <text:p text:style-name="P1414">3</text:p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</table:table-row>
        <table:table-row table:style-name="TableRow1421">
          <table:table-cell table:style-name="TableCell1422" table:number-columns-spanned="3" table:number-rows-spanned="6">
            <text:p text:style-name="P1423"><text:s/>十九、使照另行檢附項目</text:p>
          </table:table-cell>
          <table:covered-table-cell/>
          <table:covered-table-cell/>
          <table:table-cell table:style-name="TableCell1424">
            <text:p text:style-name="P1425">1各單元維護說明</text:p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 table:number-rows-spanned="3">
            <text:p text:style-name="P1431">另集冊送審</text:p>
          </table:table-cell>
        </table:table-row>
        <table:table-row table:style-name="TableRow1432">
          <table:covered-table-cell>
            <text:p text:style-name="P1433"/>
          </table:covered-table-cell>
          <table:covered-table-cell/>
          <table:covered-table-cell/>
          <table:table-cell table:style-name="TableCell1434">
            <text:p text:style-name="P1435">2緊急應變計畫</text:p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covered-table-cell>
            <text:p text:style-name="P1440"/>
          </table:covered-table-cell>
        </table:table-row>
        <table:table-row table:style-name="TableRow1441">
          <table:covered-table-cell>
            <text:p text:style-name="P1442"/>
          </table:covered-table-cell>
          <table:covered-table-cell/>
          <table:covered-table-cell/>
          <table:table-cell table:style-name="TableCell1443">
            <text:p text:style-name="P1444">3污水處理廠操作</text:p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covered-table-cell>
            <text:p text:style-name="P1449"/>
          </table:covered-table-cell>
        </table:table-row>
        <table:table-row table:style-name="TableRow1450">
          <table:covered-table-cell>
            <text:p text:style-name="P1451"/>
          </table:covered-table-cell>
          <table:covered-table-cell/>
          <table:covered-table-cell/>
          <table:table-cell table:style-name="TableCell1452">
            <text:p text:style-name="P1453">4照片、發票</text:p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</table:table-row>
        <table:table-row table:style-name="TableRow1460">
          <table:covered-table-cell>
            <text:p text:style-name="P1461"/>
          </table:covered-table-cell>
          <table:covered-table-cell/>
          <table:covered-table-cell/>
          <table:table-cell table:style-name="TableCell1462">
            <text:p text:style-name="P1463">5</text:p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</table:table-row>
        <table:table-row table:style-name="TableRow1470">
          <table:covered-table-cell>
            <text:p text:style-name="P1471"/>
          </table:covered-table-cell>
          <table:covered-table-cell/>
          <table:covered-table-cell/>
          <table:table-cell table:style-name="TableCell1472">
            <text:p text:style-name="P1473">6</text:p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 table:number-columns-spanned="2">
            <text:p text:style-name="P1482">簽證技師檢核：</text:p>
          </table:table-cell>
          <table:covered-table-cell/>
          <table:table-cell table:style-name="TableCell1483" table:number-columns-spanned="5">
            <text:p text:style-name="P1484">檢核無誤並符合相關法規者打「○」。</text:p>
          </table:table-cell>
          <table:covered-table-cell/>
          <table:covered-table-cell/>
          <table:covered-table-cell/>
          <table:covered-table-cell/>
        </table:table-row>
        <table:table-row table:style-name="TableRow1485">
          <table:table-cell table:style-name="TableCell1486" table:number-columns-spanned="2">
            <text:p text:style-name="P1487">（修改無效）</text:p>
          </table:table-cell>
          <table:covered-table-cell/>
          <table:table-cell table:style-name="TableCell1488" table:number-columns-spanned="5">
            <text:p text:style-name="P1489">檢核不符規定者打「×」。</text:p>
          </table:table-cell>
          <table:covered-table-cell/>
          <table:covered-table-cell/>
          <table:covered-table-cell/>
          <table:covered-table-cell/>
        </table:table-row>
        <table:table-row table:style-name="TableRow1490">
          <table:table-cell table:style-name="TableCell1491" table:number-columns-spanned="2">
            <text:p text:style-name="P1492"><text:span text:style-name="T1493"><draw:connector draw:type="line" svg:x1="7.25in" svg:y1="0.18958in" svg:x2="7.33333in" svg:y2="0.01806in" draw:z-index="251657216" draw:id="id1" draw:style-name="a1" draw:name="Line 4" text:anchor-type="paragraph"><svg:title/><svg:desc/></draw:connector></text:span></text:p>
          </table:table-cell>
          <table:covered-table-cell/>
          <table:table-cell table:style-name="TableCell1494" table:number-columns-spanned="5">
            <text:p text:style-name="P1495">無需檢附「/」。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496">
          <table:table-cell table:style-name="TableCell1497" table:number-columns-spanned="7">
            <text:p text:style-name="P1498">簽證技師：</text:p>
            <text:p text:style-name="P1499">【核蓋大小章】</text:p>
            <text:p text:style-name="P1500">【簽全名】</text:p>
            <text:p text:style-name="P1501"><text:s/>【日期】<text:s/></text:p>
            <text:p text:style-name="P15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華康楷書體W5" svg:font-family="華康楷書體W5" style:font-family-generic="modern" style:font-pitch="fixed" svg:panose-1="2 11 6 4 2 2 2 2 2 4"/>
    <style:font-face style:name="標楷體" svg:font-family="標楷體" style:font-family-generic="system" style:font-pitch="variable" svg:panose-1="2 1 6 1 0 1 1 1 1 1"/>
    <style:font-face style:name="MS Sans Serif" svg:font-family="MS Sans Serif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華康楷書體W5" style:font-name-asian="華康楷書體W5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○">
        <style:list-level-properties text:space-before="0in" text:min-label-width="0.1458in" text:list-level-position-and-space-mode="label-alignment">
          <style:list-level-label-alignment text:label-followed-by="listtab" fo:margin-left="0.1458in" fo:text-indent="-0.1458in"/>
        </style:list-level-properties>
        <style:text-properties style:font-name="華康楷書體W5"/>
      </text:list-level-style-bullet>
    </text:list-style>
    <style:page-layout style:name="PL0">
      <style:page-layout-properties fo:page-width="11.6944in" fo:page-height="16.5375in" style:print-orientation="portrait" fo:margin-top="0.5909in" fo:margin-left="0.8659in" fo:margin-bottom="0.5909in" fo:margin-right="0.3937in" style:num-format="1" style:writing-mode="lr-tb" style:layout-grid-mode="line" style:layout-grid-lines="59" style:layout-grid-base-width="0in">
        <style:columns fo:column-count="2" fo:column-gap="0.118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0354in"/>
      </style:footer-style>
    </style:page-layout>
    <style:style style:name="P15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15">（民）水污設01-表二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專用下水道設置專業技師檢核表</dc:title>
    <dc:description/>
    <dc:subject/>
    <meta:initial-creator>James</meta:initial-creator>
    <dc:creator>Slin 蔡</dc:creator>
    <meta:creation-date>2019-02-01T09:04:00Z</meta:creation-date>
    <dc:date>2019-02-01T09:04:00Z</dc:date>
    <meta:print-date>2000-06-01T01:20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396" meta:character-count="2652" meta:row-count="18" meta:non-whitespace-character-count="2261"/>
  </office:meta>
</office:document-meta>
</file>